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9.5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184.11pt"/>
    </style:style>
    <style:style style:name="co7" style:family="table-column">
      <style:table-column-properties fo:break-before="auto" style:column-width="491.3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186.49pt"/>
    </style:style>
    <style:style style:name="co10" style:family="table-column">
      <style:table-column-properties fo:break-before="auto" style:column-width="114.29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66.64pt"/>
    </style:style>
    <style:style style:name="co14" style:family="table-column">
      <style:table-column-properties fo:break-before="auto" style:column-width="197.66pt"/>
    </style:style>
    <style:style style:name="co15" style:family="table-column">
      <style:table-column-properties fo:break-before="auto" style:column-width="100.74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46.86pt"/>
    </style:style>
    <style:style style:name="co18" style:family="table-column">
      <style:table-column-properties fo:break-before="auto" style:column-width="72.99pt"/>
    </style:style>
    <style:style style:name="co19" style:family="table-column">
      <style:table-column-properties fo:break-before="auto" style:column-width="157.21pt"/>
    </style:style>
    <style:style style:name="co20" style:family="table-column">
      <style:table-column-properties fo:break-before="auto" style:column-width="115.06pt"/>
    </style:style>
    <style:style style:name="co21" style:family="table-column">
      <style:table-column-properties fo:break-before="auto" style:column-width="88.16pt"/>
    </style:style>
    <style:style style:name="co22" style:family="table-column">
      <style:table-column-properties fo:break-before="auto" style:column-width="93.71pt"/>
    </style:style>
    <style:style style:name="co23" style:family="table-column">
      <style:table-column-properties fo:break-before="auto" style:column-width="72.26pt"/>
    </style:style>
    <style:style style:name="co24" style:family="table-column">
      <style:table-column-properties fo:break-before="auto" style:column-width="233.35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42.04pt"/>
    </style:style>
    <style:style style:name="co28" style:family="table-column">
      <style:table-column-properties fo:break-before="auto" style:column-width="40.51pt"/>
    </style:style>
    <style:style style:name="co29" style:family="table-column">
      <style:table-column-properties fo:break-before="auto" style:column-width="75.4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44.45pt"/>
    </style:style>
    <style:style style:name="co32" style:family="table-column">
      <style:table-column-properties fo:break-before="auto" style:column-width="76.14pt"/>
    </style:style>
    <style:style style:name="co33" style:family="table-column">
      <style:table-column-properties fo:break-before="auto" style:column-width="81.69pt"/>
    </style:style>
    <style:style style:name="co34" style:family="table-column">
      <style:table-column-properties fo:break-before="auto" style:column-width="67.44pt"/>
    </style:style>
    <style:style style:name="co35" style:family="table-column">
      <style:table-column-properties fo:break-before="auto" style:column-width="80.96pt"/>
    </style:style>
    <style:style style:name="co36" style:family="table-column">
      <style:table-column-properties fo:break-before="auto" style:column-width="123pt"/>
    </style:style>
    <style:style style:name="co37" style:family="table-column">
      <style:table-column-properties fo:break-before="auto" style:column-width="39.66pt"/>
    </style:style>
    <style:style style:name="co38" style:family="table-column">
      <style:table-column-properties fo:break-before="auto" style:column-width="36.51pt"/>
    </style:style>
    <style:style style:name="co39" style:family="table-column">
      <style:table-column-properties fo:break-before="auto" style:column-width="927.04pt"/>
    </style:style>
    <style:style style:name="co40" style:family="table-column">
      <style:table-column-properties fo:break-before="auto" style:column-width="4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19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2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9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0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74.24pt" svg:x="91.39pt" svg:y="23.24pt" draw:caption-point-x="-11.54pt" draw:caption-point-y="-22.96pt">
              <dc:date>2019-02-17T00:00:00</dc:date>
              <text:p text:style-name="P1">changed to page 10</text:p>
              <text:p text:style-name="P1"><text:tab/>-Emerson M. Del Ponte</text:p>
              <text:p text:style-name="P1">to match the article</text:p>
              <text:p text:style-name="P1"><text:tab/>-Emerson M.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2" office:value-type="string" calcext:value-type="string">
            <text:p>journal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contains_page</text:p>
          </table:table-cell>
          <table:table-cell table:style-name="ce6" office:value-type="string" calcext:value-type="string">
            <text:p>assignee</text:p>
          </table:table-cell>
          <table:table-cell table:style-name="ce6" office:value-type="string" calcext:value-type="string">
            <text:p>doi</text:p>
          </table:table-cell>
          <table:table-cell table:style-name="ce6" office:value-type="string" calcext:value-type="string">
            <text:p>comments</text:p>
          </table:table-cell>
          <table:table-cell table:style-name="ce2" office:value-type="string" calcext:value-type="string">
            <text:p>IF_5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repro_inst</text:p>
          </table:table-cell>
          <table:table-cell table:style-name="ce6" office:value-type="string" calcext:value-type="string">
            <text:p>iss_per_year</text:p>
          </table:table-cell>
          <table:table-cell table:style-name="ce6" office:value-type="string" calcext:value-type="string">
            <text:p>art_class</text:p>
          </table:table-cell>
          <table:table-cell table:style-name="ce6" office:value-type="string" calcext:value-type="string">
            <text:p>supl_mats</text:p>
          </table:table-cell>
          <table:table-cell table:style-name="ce6" office:value-type="string" calcext:value-type="string">
            <text:p>comp_mthds_avail</text:p>
          </table:table-cell>
          <table:table-cell table:style-name="ce6" office:value-type="string" calcext:value-type="string">
            <text:p>software_cite</text:p>
          </table:table-cell>
          <table:table-cell table:style-name="ce6" office:value-type="string" calcext:value-type="string">
            <text:p>analysis_auto</text:p>
          </table:table-cell>
          <table:table-cell table:style-name="ce6" office:value-type="string" calcext:value-type="string">
            <text:p>data_avail</text:p>
          </table:table-cell>
          <table:table-cell table:style-name="ce6" office:value-type="string" calcext:value-type="string">
            <text:p>data_annot</text:p>
          </table:table-cell>
          <table:table-cell table:style-name="ce6" office:value-type="string" calcext:value-type="string">
            <text:p>data_tidy</text:p>
          </table:table-cell>
          <table:table-cell table:style-name="ce6" office:value-type="string" calcext:value-type="string">
            <text:p>openess_index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ustralasian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3313-012-0178-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ustralasian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3313-012-0157-z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9" calcext:value-type="float">
            <text:p>1.1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ustralasian 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3313-013-0228-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ustralasian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3313-013-0240-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9" calcext:value-type="float">
            <text:p>1.1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80/07060661.2012.6645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239" calcext:value-type="float">
            <text:p>1.23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2.681396</text:p>
          </table:table-cell>
          <table:table-cell table:style-name="ce3" office:value-type="string" calcext:value-type="string">
            <text:p>Original random page number not applicable, selected next article sequentially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anadian Journal of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80/07060661.2012.65967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239" calcext:value-type="float">
            <text:p>1.2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2.70212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anadian Journal of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80/07060661.2013.868370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1.239" calcext:value-type="float">
            <text:p>1.2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4.98652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80/07060661.2015.100411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239" calcext:value-type="float">
            <text:p>1.23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1.08.024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1.10.001</text:p>
          </table:table-cell>
          <table:table-cell table:style-name="ce3" office:value-type="string" calcext:value-type="string">
            <text:p>Original random page number is review, next sequential article selected (also from second volume of year)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rop Protection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16/j.cropro.2011.09.010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2.09.009</text:p>
          </table:table-cell>
          <table:table-cell table:style-name="ce3" office:value-type="string" calcext:value-type="string">
            <text:p>Original random page number included in previous article.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cropro.2012.09.00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79" calcext:value-type="float">
            <text:p>1.7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cropro.2013.10.0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79" calcext:value-type="float">
            <text:p>1.7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3.10.00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4.09.015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5.10.01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1-9847-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2-0034-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2-0065-7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2-0064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opean Journal of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658-012-0069-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opean Journal of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658-013-0315-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4-0525-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5-0740-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439-0329.2011.00729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439-0329.2010.00710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439-0329.2011.00712.x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01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efp.120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07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13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efp.1223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Fores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efp.12263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481" calcext:value-type="float">
            <text:p>1.481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360-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367-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327-012-0363-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49" calcext:value-type="float">
            <text:p>1.04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2-0364-z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3-0428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416-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2-0405-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3-0480-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3-0491-1</text:p>
          </table:table-cell>
          <table:table-cell table:style-name="ce4" office:value-type="string" calcext:value-type="string">
            <text:p>Random page number exact duplicate of last, next sequential article selected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327-014-0557-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49" calcext:value-type="float">
            <text:p>1.04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5-0633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6-0656-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02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ph.1202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63" calcext:value-type="float">
            <text:p>1.06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03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hyto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ph.1203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63" calcext:value-type="float">
            <text:p>1.063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1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27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25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fa.2012.0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fa.2012.01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fa.2012.003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5I1.00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5I1.00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V95I1.02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5I1.01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7I1.01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8I1.028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8I1.07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V98I1.03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4-3703.2011.00726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19" calcext:value-type="float">
            <text:p>4.81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4-3703.2011.00731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19" calcext:value-type="float">
            <text:p>4.81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23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3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37.x</text:p>
          </table:table-cell>
          <table:table-cell table:style-name="ce3" office:value-type="string" calcext:value-type="string">
            <text:p>Original random page number is in previous article, selected next article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1.00733.x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2.0082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2.00825.x</text:p>
          </table:table-cell>
          <table:table-cell table:style-name="ce4" office:value-type="string" calcext:value-type="string">
            <text:p>Original random page number is pathogen profile, next sequential article selected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2.00836.x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mpp.1207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06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16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mpp.1225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26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3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6-11-015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7-11-019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5-12-0106-FI" xlink:type="simple">10.1094/MPMI-05-12-0106-FI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mpmi-05-12-0121-fi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8-13-0225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8-13-0225-R" xlink:type="simple">10.1094/MPMI-08-13-0225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MPMI-09-15-0204-R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9-15-0219-R" xlink:type="simple">10.1094/MPMI-09-15-0219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mpmi-03-15-0047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94/MPMI-07-15-0153-R" xlink:type="simple">10.1094/MPMI-07-15-0153-R</text:a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163/156854112X645606" xlink:type="simple">10.1163/156854112X645606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87" calcext:value-type="float">
            <text:p>1.087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3" office:value-type="string" calcext:value-type="string">
            <text:p>Original random page number not applicable, selected previous plant parasitic nematod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3</text:p>
          </table:table-cell>
          <table:table-cell table:style-name="ce3" office:value-type="string" calcext:value-type="string">
            <text:p>Original random page number not applicable, selected only plant parasitic nematode articles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6</text:p>
          </table:table-cell>
          <table:table-cell table:style-name="ce3" office:value-type="string" calcext:value-type="string">
            <text:p>Original random page number not applicable, selected only plant parasitic nematode articles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163/15685411-00002753" xlink:type="simple">10.1163/15685411-00002753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87" calcext:value-type="float">
            <text:p>1.087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5</text:p>
          </table:table-cell>
          <table:table-cell table:style-name="ce3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3" office:value-type="string" calcext:value-type="string">
            <text:p>Original random page number not applicable, selected next plant parasitic nematod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5"/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3" office:value-type="string" calcext:value-type="string">
            <text:p>Original random number does not exist, selected first article from April 2012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3" office:value-type="string" calcext:value-type="string">
            <text:p>Original random number does not exist, selected first article from July 2012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4" office:value-type="string" calcext:value-type="string">
            <text:p>Original random number does not exist, selected second article from July 2012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16/j.pmpp.2014.02.002" xlink:type="simple">10.1016/j.pmpp.2014.02.002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pmpp.2014.03.005</text:p>
          </table:table-cell>
          <table:table-cell table:style-name="ce5" office:value-type="string" calcext:value-type="string">
            <text:p>No page number 136, last article of first issue for 2014 selected</text:p>
          </table:table-cell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4" office:value-type="string" calcext:value-type="string">
            <text:p>No page number 131, second to last article of first issue for 2014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4" office:value-type="string" calcext:value-type="string">
            <text:p>No page number 144, first article of second issue for 2014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5.12.002" xlink:type="simple">10.1016/j.pmpp.2015.12.002</text:a>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6.01.010" xlink:type="simple">10.1016/j.pmpp.2016.01.010</text:a>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1-0194-0</text:p>
          </table:table-cell>
          <table:table-cell table:style-name="ce5" office:value-type="string" calcext:value-type="string">
            <text:p>Original random page number not applicable, selected first prior plant pathology article</text:p>
          </table:table-cell>
          <table:table-cell table:style-name="ce5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1-0206-0</text:p>
          </table:table-cell>
          <table:table-cell table:style-name="ce5" office:value-type="string" calcext:value-type="string">
            <text:p>Original random page number not applicable, selected first following plant pathology article</text:p>
          </table:table-cell>
          <table:table-cell table:style-name="ce5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56-y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64-y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75-8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2-0271-z</text:p>
          </table:table-cell>
          <table:table-cell table:style-name="ce4" office:value-type="string" calcext:value-type="string">
            <text:p>NA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2-0272-y</text:p>
          </table:table-cell>
          <table:table-cell table:style-name="ce4" office:value-type="string" calcext:value-type="string">
            <text:p>NA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18-1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23-4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31-4</text:p>
          </table:table-cell>
          <table:table-cell table:style-name="ce3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4-0424-3</text:p>
          </table:table-cell>
          <table:table-cell table:style-name="ce5" office:value-type="string" calcext:value-type="string">
            <text:p>Original random page number article not applicable, selected first prior article that was plant pathology</text:p>
          </table:table-cell>
          <table:table-cell table:style-name="ce12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5-0493-y</text:p>
          </table:table-cell>
          <table:table-cell table:style-name="ce5" office:value-type="string" calcext:value-type="string">
            <text:p>Original random page number article not applicable, selected first prior article that was plant pathology</text:p>
          </table:table-cell>
          <table:table-cell table:style-name="ce12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5-0497-7</text:p>
          </table:table-cell>
          <table:table-cell table:style-name="ce4" office:value-type="string" calcext:value-type="string">
            <text:p>Original random page number not applicable, selected first previous article that was plant pathology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ia Mediterranea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4601/Phytopathol_Mediterr-9746 <text:s text:c="7"/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396" calcext:value-type="float">
            <text:p>1.39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ia Mediterranea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4601/Phytopathol_Mediterr-11776 <text:s text:c="7"/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396" calcext:value-type="float">
            <text:p>1.39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ia Mediterranea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3" office:value-type="string" calcext:value-type="string">
            <text:p>Original random page number not applicable, selected first following article that was plant pathology</text:p>
          </table:table-cell>
          <table:table-cell table:style-name="ce3" office:value-type="float" office:value="1.396" calcext:value-type="float">
            <text:p>1.39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ia Mediterranea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3" office:value-type="string" calcext:value-type="string">
            <text:p>Original random page number was in previous article, next article selected</text:p>
          </table:table-cell>
          <table:table-cell table:style-name="ce3" office:value-type="float" office:value="1.396" calcext:value-type="float">
            <text:p>1.39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3-11-006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4-11-012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3-11-008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2-0108-R" xlink:type="simple">10.1094/PHYTO-05-12-0108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94/PHYTO-12-11-0349" xlink:type="simple">10.1094/PHYTO-12-11-0349</text:a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48" calcext:value-type="float">
            <text:p>3.2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5-13-0119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3-0129-R" xlink:type="simple">10.1094/PHYTO-05-13-0129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yto-02-13-0032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48" calcext:value-type="float">
            <text:p>3.2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4-14-009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6-13-0175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6-14-015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7-15-016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02-11-011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2-11-004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2012-0402-01-rs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Diseas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dis-02-14-0122-r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68" calcext:value-type="float">
            <text:p>3.26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dis-04-13-0449-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dis-05-13-0492-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06-14-0572-RE" xlink:type="simple">10.1094/PDIS-06-14-0572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09-13-0936-RE" xlink:type="simple">10.1094/PDIS-09-13-0936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12-13-1257-RE" xlink:type="simple">10.1094/PDIS-12-13-1257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yto-02-14-0044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7-15-0171-r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07-12-0646-re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12-11-1071-re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Health Progress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2013-0823-01-rs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number-columns-repeated="14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P-RS-14-0017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Health Progres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p-2013-0922-01-rs</text:p>
          </table:table-cell>
          <table:table-cell table:style-name="ce3" office:value-type="string" calcext:value-type="string">
            <text:p>No page numbers, articles selected at random</text:p>
          </table:table-cell>
          <table:table-cell table:number-columns-repeated="14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Health Progres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p-rs-15-0050</text:p>
          </table:table-cell>
          <table:table-cell table:style-name="ce3" office:value-type="string" calcext:value-type="string">
            <text:p>No page numbers, articles selected at random</text:p>
          </table:table-cell>
          <table:table-cell table:number-columns-repeated="14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Health Progres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RS-15-0044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number-columns-repeated="14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1.02491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1.02503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5-3059.2012.0262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5-3059.2012.02631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2.02625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ppa.1208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ppa.1208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08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05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24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3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392</text:p>
          </table:table-cell>
          <table:table-cell table:style-name="ce5" office:value-type="string" calcext:value-type="string">
            <text:p>Original random number a review, selected next article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40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ppa.1238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2.723" calcext:value-type="float">
            <text:p>2.723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vista Mexicana de Fitopatología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Zach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Emerson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vista Mexicana de Fitopatología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Zach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Tropical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40858-014-0001-9</text:p>
          </table:table-cell>
          <table:table-cell table:style-name="ce4" office:value-type="string" calcext:value-type="string">
            <text:p>No publication in 2012. Selected first article in Dec. 2015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04-1</text:p>
          </table:table-cell>
          <table:table-cell table:style-name="ce5" office:value-type="string" calcext:value-type="string">
            <text:p>Only goes back to 2015, selected article from 2015 with page 20 contained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10-3</text:p>
          </table:table-cell>
          <table:table-cell table:style-name="ce5" office:value-type="string" calcext:value-type="string">
            <text:p>No publication in 2014. Selected first article in Apr. 2015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23-y</text:p>
          </table:table-cell>
          <table:table-cell table:style-name="ce5" office:value-type="string" calcext:value-type="string">
            <text:p>No publication in 2014. Selected article containing PN 111 in Apr. 2015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Tropic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40858-015-0052-6</text:p>
          </table:table-cell>
          <table:table-cell table:style-name="ce4" office:value-type="string" calcext:value-type="string">
            <text:p>No publication in 2014. Selected second article in Dec. 2015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ropical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40858-015-0015-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173</text:p>
          </table:table-cell>
          <table:table-cell table:style-name="ce5" office:value-type="string" calcext:value-type="string">
            <text:p>Selected first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200</text:p>
          </table:table-cell>
          <table:table-cell table:style-name="ce5" office:value-type="string" calcext:value-type="string">
            <text:p>Selected second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23</text:p>
          </table:table-cell>
          <table:table-cell table:style-name="ce5" office:value-type="string" calcext:value-type="string">
            <text:p>Selected third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45</text:p>
          </table:table-cell>
          <table:table-cell table:style-name="ce5" office:value-type="string" calcext:value-type="string">
            <text:p>Selected second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81</text:p>
          </table:table-cell>
          <table:table-cell table:style-name="ce5" office:value-type="string" calcext:value-type="string">
            <text:p>Selected fourth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66</text:p>
          </table:table-cell>
          <table:table-cell table:style-name="ce5" office:value-type="string" calcext:value-type="string">
            <text:p>Selected third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Virology Journal (Plant Viruses Section)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86/1743-422X-11-19</text:p>
          </table:table-cell>
          <table:table-cell table:style-name="ce4" office:value-type="string" calcext:value-type="string">
            <text:p>Selected first article from 2014 in Plant Viruses section</text:p>
          </table:table-cell>
          <table:table-cell table:style-name="ce4" office:value-type="float" office:value="3.068" calcext:value-type="float">
            <text:p>3.0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340-2</text:p>
          </table:table-cell>
          <table:table-cell table:style-name="ce5" office:value-type="string" calcext:value-type="string">
            <text:p>Selected second article from 2015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332-2</text:p>
          </table:table-cell>
          <table:table-cell table:style-name="ce5" office:value-type="string" calcext:value-type="string">
            <text:p>Selected first article from 2015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461-7</text:p>
          </table:table-cell>
          <table:table-cell table:style-name="ce5" office:value-type="string" calcext:value-type="string">
            <text:p>Selected first article from 2016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457-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 article_notes.G1:article_notes.G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" table:number-columns-repeated="983" table:default-cell-style-name="Default"/>
        <table:table-row table:style-name="ro1">
          <table:table-cell table:style-name="ce13" office:value-type="string" calcext:value-type="string">
            <text:p>journal</text:p>
          </table:table-cell>
          <table:table-cell table:style-name="ce18" office:value-type="string" calcext:value-type="string">
            <text:p>abbreviation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contains_page</text:p>
          </table:table-cell>
          <table:table-cell table:style-name="ce18" office:value-type="string" calcext:value-type="string">
            <text:p>assignee</text:p>
          </table:table-cell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comments</text:p>
          </table:table-cell>
          <table:table-cell table:style-name="ce18" office:value-type="string" calcext:value-type="string">
            <text:p>IF_5year</text:p>
          </table:table-cell>
          <table:table-cell table:style-name="ce21" office:value-type="string" calcext:value-type="string">
            <text:p>open</text:p>
          </table:table-cell>
          <table:table-cell table:style-name="ce21" office:value-type="string" calcext:value-type="string">
            <text:p>repro_inst</text:p>
          </table:table-cell>
          <table:table-cell table:style-name="ce21" office:value-type="string" calcext:value-type="string">
            <text:p>art_class</text:p>
          </table:table-cell>
          <table:table-cell table:style-name="ce21" office:value-type="string" calcext:value-type="string">
            <text:p>molecular</text:p>
          </table:table-cell>
          <table:table-cell table:style-name="ce21" office:value-type="string" calcext:value-type="string">
            <text:p>software_cite</text:p>
          </table:table-cell>
          <table:table-cell table:style-name="ce21" office:value-type="string" calcext:value-type="string">
            <text:p>software_avail</text:p>
          </table:table-cell>
          <table:table-cell table:style-name="ce21" office:value-type="string" calcext:value-type="string">
            <text:p>comp_mthds_avail</text:p>
          </table:table-cell>
          <table:table-cell table:style-name="ce21" office:value-type="string" calcext:value-type="string">
            <text:p>data_avail</text:p>
          </table:table-cell>
          <table:table-cell table:style-name="ce21" office:value-type="string" calcext:value-type="string">
            <text:p>software_used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bibtexkey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annote</text:p>
          </table:table-cell>
          <table:table-cell table:style-name="ce21" office:value-type="string" calcext:value-type="string">
            <text:p>author</text:p>
          </table:table-cell>
          <table:table-cell table:style-name="ce18" office:value-type="string" calcext:value-type="string">
            <text:p>booktitle</text:p>
          </table:table-cell>
          <table:table-cell table:style-name="ce18" office:value-type="string" calcext:value-type="string">
            <text:p>chapter</text:p>
          </table:table-cell>
          <table:table-cell table:style-name="ce18" office:value-type="string" calcext:value-type="string">
            <text:p>crossref</text:p>
          </table:table-cell>
          <table:table-cell table:style-name="ce18" office:value-type="string" calcext:value-type="string">
            <text:p>edition</text:p>
          </table:table-cell>
          <table:table-cell table:style-name="ce18" office:value-type="string" calcext:value-type="string">
            <text:p>editor</text:p>
          </table:table-cell>
          <table:table-cell table:style-name="ce18" office:value-type="string" calcext:value-type="string">
            <text:p>howpublished</text:p>
          </table:table-cell>
          <table:table-cell table:style-name="ce18" office:value-type="string" calcext:value-type="string">
            <text:p>institution</text:p>
          </table:table-cell>
          <table:table-cell table:style-name="ce18" office:value-type="string" calcext:value-type="string">
            <text:p>key</text:p>
          </table:table-cell>
          <table:table-cell table:style-name="ce18" office:value-type="string" calcext:value-type="string">
            <text:p>month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organization</text:p>
          </table:table-cell>
          <table:table-cell table:style-name="ce18" office:value-type="string" calcext:value-type="string">
            <text:p>pages</text:p>
          </table:table-cell>
          <table:table-cell table:style-name="ce18" office:value-type="string" calcext:value-type="string">
            <text:p>publisher</text:p>
          </table:table-cell>
          <table:table-cell table:style-name="ce18" office:value-type="string" calcext:value-type="string">
            <text:p>school</text:p>
          </table:table-cell>
          <table:table-cell table:style-name="ce18" office:value-type="string" calcext:value-type="string">
            <text:p>series</text:p>
          </table:table-cell>
          <table:table-cell table:style-name="ce18" office:value-type="string" calcext:value-type="string">
            <text:p>tit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issn</text:p>
          </table:table-cell>
          <table:table-cell table:style-name="ce18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14" office:value-type="string" calcext:value-type="string">
            <text:p>Australas Plant Path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Adam</text:p>
          </table:table-cell>
          <table:table-cell table:style-name="ce14" office:value-type="string" calcext:value-type="string">
            <text:p>10.1007/s13313-012-0178-7</text:p>
          </table:table-cell>
          <table:table-cell table:style-name="ce1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14" office:value-type="float" office:value="1.139" calcext:value-type="float">
            <text:p>1.139</text:p>
          </table:table-cell>
          <table:table-cell table:style-name="ce22" office:value-type="string" calcext:value-type="string">
            <text:p>BOTH</text:p>
          </table:table-cell>
          <table:table-cell table:style-name="ce22" office:value-type="float" office:value="2" calcext:value-type="float">
            <office:annotation draw:style-name="gr2" draw:text-style-name="P2" svg:width="454.11pt" svg:height="42.75pt" svg:x="967.69pt" svg:y="39pt" draw:caption-point-x="-11.54pt" draw:caption-point-y="-22.99pt">
              <dc:date>2019-02-17T00:00:00</dc:date>
              <text:p text:style-name="P1">Only gene sequences are specifically mentioned, nothing about any other form of data</text:p>
              <text:p text:style-name="P1"><text:tab/>-Adam H Sparks</text:p>
            </office:annotation>
            <text:p>2</text:p>
          </table:table-cell>
          <table:table-cell table:style-name="ce22" office:value-type="string" calcext:value-type="string">
            <text:p>Applied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MaxEnt</text:p>
          </table:table-cell>
          <table:table-cell table:style-name="ce14" office:value-type="string" calcext:value-type="string">
            <text:p>ARTICLE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2" office:value-type="string" calcext:value-type="string">
            <text:p>J Elith, J Simpson, M Hirsch, M A Burgm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9" office:value-type="string" calcext:value-type="string">
            <text:p>jan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string" calcext:value-type="string">
            <text:p>43--51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9" office:value-type="string" calcext:value-type="string">
            <text:p>Taxonomic uncertainty and decision making for biosecurity: spatial models for myrtle/guava rust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Australasian Plant Pathology</text:p>
          </table:table-cell>
          <table:table-cell table:style-name="ce15" office:value-type="string" calcext:value-type="string">
            <text:p>Australas Plant Path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Zach</text:p>
          </table:table-cell>
          <table:table-cell table:style-name="ce19" office:value-type="string" calcext:value-type="string">
            <text:p>10.1007/s13313-012-0157-z</text:p>
          </table:table-cell>
          <table:table-cell table:style-name="ce1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5" office:value-type="float" office:value="1.139" calcext:value-type="float">
            <text:p>1.1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office:annotation draw:style-name="gr2" draw:text-style-name="P2" svg:width="1126.2pt" svg:height="42.75pt" svg:x="3087.58pt" svg:y="54.74pt" draw:caption-point-x="-11.54pt" draw:caption-point-y="-22.96pt">
              <dc:date>2019-02-17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Australasian Plant Pathology</text:p>
          </table:table-cell>
          <table:table-cell table:style-name="ce16" office:value-type="string" calcext:value-type="string">
            <text:p>Australas Plant Path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3313-013-0228-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9" calcext:value-type="float">
            <text:p>1.1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R. Billones-Baaijens, E. E. Jones, H. J. Ridgway, M. V. Jasper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5--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usceptibility of common rootstock and scion varieties of grapevines to \textit{{Botryosphaeriaceae}} speci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Australasian Plant Pathology</text:p>
          </table:table-cell>
          <table:table-cell table:style-name="ce15" office:value-type="string" calcext:value-type="string">
            <text:p>Australas Plant Path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3313-013-0240-0</text:p>
          </table:table-cell>
          <table:table-cell table:style-name="ce1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5" office:value-type="float" office:value="1.139" calcext:value-type="float">
            <text:p>1.1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53--6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2.681396</text:p>
          </table:table-cell>
          <table:table-cell table:style-name="ce16" office:value-type="string" calcext:value-type="string">
            <text:p>Original random page number not applicable, selected next article sequentially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ClustalW2, MEGA, 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Aouar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65--176</text:p>
          </table:table-cell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4" calcext:value-type="float">
            <text:p>34</text:p>
          </table:table-cell>
          <table:table-cell table:style-name="ce20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" calcext:value-type="float">
            <office:annotation draw:style-name="gr3" draw:text-style-name="P2" svg:width="429.36pt" svg:height="43.48pt" svg:x="418.48pt" svg:y="117.75pt" draw:caption-point-x="-11.54pt" draw:caption-point-y="-22.99pt">
              <dc:date>2019-02-17T00:00:00</dc:date>
              <text:p text:style-name="P1">molecular survey</text:p>
              <text:p text:style-name="P1"><text:tab/>-Emerson M. Del Ponte</text:p>
            </office:annotation>
            <text:p>8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1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office:annotation draw:style-name="gr3" draw:text-style-name="P2" svg:width="411.93pt" svg:height="43.48pt" svg:x="1124.9pt" svg:y="117.75pt" draw:caption-point-x="-11.54pt" draw:caption-point-y="-22.99pt">
              <dc:date>2019-02-17T00:00:00</dc:date>
              <text:p text:style-name="P1">molecular identification</text:p>
              <text:p text:style-name="P1"><text:tab/>-Emerson M. Del Ponte</text:p>
            </office:annotation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3" draw:text-style-name="P2" svg:width="210.25pt" svg:height="43.48pt" svg:x="1842.43pt" svg:y="117.75pt" draw:caption-point-x="-11.54pt" draw:caption-point-y="-22.99pt">
              <dc:date>2019-02-17T00:00:00</dc:date>
              <text:p text:style-name="P1">If not named in paper, please leave empty or set to NA</text:p>
              <text:p text:style-name="P1"><text:tab/>-Adam H Sparks</text:p>
            </office:annotation>
            <text:p>SAS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N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/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4" calcext:value-type="float">
            <text:p>34</text:p>
          </table:table-cell>
          <table:table-cell table:style-name="ce20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Canadian Journal of Plant Pathology</text:p>
          </table:table-cell>
          <table:table-cell table:style-name="ce15" office:value-type="string" calcext:value-type="string">
            <text:p>Can J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80/07060661.2012.659679</text:p>
          </table:table-cell>
          <table:table-cell table:style-name="ce15" office:value-type="string" calcext:value-type="string">
            <text:p>DNAMAN costs $789</text:p>
            <text:p/>
          </table:table-cell>
          <table:table-cell table:style-name="ce15" office:value-type="float" office:value="1.239" calcext:value-type="float">
            <text:p>1.2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office:annotation draw:style-name="gr2" draw:text-style-name="P2" svg:width="401.56pt" svg:height="42.75pt" svg:x="1609.09pt" svg:y="134.25pt" draw:caption-point-x="-11.54pt" draw:caption-point-y="-23.73pt">
              <dc:date>2019-02-17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23" office:value-type="string" calcext:value-type="string">
            <text:p>LaserGene, BLAST, DNAMAN, MEG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Li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Zheng-Nan Li, Lei Zhang, Yao-Bo Bai, Ping Liu, Yun-Feng W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4--41</text:p>
          </table:table-cell>
          <table:table-cell table:style-name="ce15" office:value-type="string" calcext:value-type="string">
            <text:p>Informa {UK} Limited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Detection and identification of the elm yellows group phytoplasma associated with Puna chicory flat stem in Chi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2.70212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office:value-type="string" calcext:value-type="string">
            <office:annotation draw:style-name="gr4" draw:text-style-name="P2" svg:width="426.22pt" svg:height="42.72pt" svg:x="1536.83pt" svg:y="150.01pt" draw:caption-point-x="-11.54pt" draw:caption-point-y="-22.99pt">
              <dc:date>2019-02-17T00:00:00</dc:date>
              <text:p text:style-name="P1">No software is mentioned in the article that I can find. There is no analysis performed, just PCR work.</text:p>
              <text:p text:style-name="P1"><text:tab/>-Adam H Sparks</text:p>
            </office:annotation>
            <text:p>NA</text:p>
          </table:table-cell>
          <table:table-cell table:style-name="ce24" office:value-type="float" office:value="2" calcext:value-type="float">
            <office:annotation draw:style-name="gr4" draw:text-style-name="P2" svg:width="401.56pt" svg:height="42.72pt" svg:x="1609.09pt" svg:y="150.01pt" draw:caption-point-x="-11.54pt" draw:caption-point-y="-22.99pt">
              <dc:date>2019-02-17T00:00:00</dc:date>
              <text:p text:style-name="P1">Best I can tell, the data are reported in the paper itself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El_Bebany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Ahmed F. El-Bebany, Hassna Alkher, Lorne R. Adam, Fouad Daayf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9</text:p>
          </table:table-cell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5" calcext:value-type="float">
            <text:p>35</text:p>
          </table:table-cell>
          <table:table-cell table:style-name="ce20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Canadian Journal of Plant Pathology</text:p>
          </table:table-cell>
          <table:table-cell table:style-name="ce15" office:value-type="string" calcext:value-type="string">
            <text:p>Can 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80/07060661.2013.868370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1.239" calcext:value-type="float">
            <text:p>1.2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office:annotation draw:style-name="gr2" draw:text-style-name="P2" svg:width="485.69pt" svg:height="42.75pt" svg:x="1421.8pt" svg:y="165.74pt" draw:caption-point-x="-11.54pt" draw:caption-point-y="-22.96pt">
              <dc:date>2019-02-17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ImageJ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Wang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i Wang, Christopher Mogg, Sean Walkowiak, Manisha Joshi, Rajagopal Subramaniam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--21</text:p>
          </table:table-cell>
          <table:table-cell table:style-name="ce15" office:value-type="string" calcext:value-type="string">
            <text:p>Informa {UK} Limited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Characterization of {NADPH} oxidase genes NoxA and NoxB in \textit{{Fusarium graminearum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4.98652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office:annotation draw:style-name="gr2" draw:text-style-name="P2" svg:width="485.69pt" svg:height="42.75pt" svg:x="1421.8pt" svg:y="181.5pt" draw:caption-point-x="-11.54pt" draw:caption-point-y="-22.99pt">
              <dc:date>2019-02-17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 Sparks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Sequencher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Jean A. Bérubé, Guillaume G. Nicol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7--8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lien fungal species on asymptomatic live woody plant material imported into Canad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7" calcext:value-type="float">
            <text:p>37</text:p>
          </table:table-cell>
          <table:table-cell table:style-name="ce20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anadian Journal of Plant Pathology</text:p>
          </table:table-cell>
          <table:table-cell table:style-name="ce17" office:value-type="string" calcext:value-type="string">
            <text:p>Can 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42" calcext:value-type="float">
            <office:annotation draw:style-name="gr2" draw:text-style-name="P2" svg:width="429.36pt" svg:height="42.75pt" svg:x="418.48pt" svg:y="197.23pt" draw:caption-point-x="-11.54pt" draw:caption-point-y="-22.96pt">
              <dc:date>2019-02-17T00:00:00</dc:date>
              <text:p text:style-name="P1">experimental</text:p>
              <text:p text:style-name="P1"><text:tab/>-Emerson M. Del Ponte</text:p>
            </office:annotation>
            <text:p>14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80/07060661.2015.100411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239" calcext:value-type="float">
            <text:p>1.23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197.23pt" draw:caption-point-x="-11.54pt" draw:caption-point-y="-22.96pt">
              <dc:date>2019-02-17T00:00:00</dc:date>
              <text:p text:style-name="P1">host resistance, 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97.23pt" draw:caption-point-x="-11.54pt" draw:caption-point-y="-22.96pt">
              <dc:date>2019-02-17T00:00:00</dc:date>
              <text:p text:style-name="P1">Genstat software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Adikini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covia Adikini, Settumba B. Mukasa, Robert O.M. Mwanga, Richard W. Gibso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36--147</text:p>
          </table:table-cell>
          <table:table-cell table:style-name="ce17" office:value-type="string" calcext:value-type="string">
            <text:p>Informa {UK} Limited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Sweet potato cultivar degeneration rate under high and low sweet potato virus disease pressure zones in Ugand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37" calcext:value-type="float">
            <text:p>37</text:p>
          </table:table-cell>
          <table:table-cell table:style-name="ce36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1.08.024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g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Amauri Bogo, Ricardo Trezzi Casa, Leo Rufato, Mayra Juline Gon{\\c{c}}alv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0--44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effect of hail protection nets on {Glomerella} leaf spot in `royal {Gala}' appl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1" calcext:value-type="float">
            <text:p>31</text:p>
          </table:table-cell>
          <table:table-cell table:style-name="ce20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1.10.001</text:p>
          </table:table-cell>
          <table:table-cell table:style-name="ce16" office:value-type="string" calcext:value-type="string">
            <text:p>Original random page number is review, next sequential article selected (also from second volume of year)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nanamangai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alasubramanian Mythili Gnanamangai, Ponnusamy Ponmuruga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1--11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2" calcext:value-type="float">
            <text:p>32</text:p>
          </table:table-cell>
          <table:table-cell table:style-name="ce20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Crop Protection</text:p>
          </table:table-cell>
          <table:table-cell table:style-name="ce15" office:value-type="string" calcext:value-type="string">
            <text:p>Crop Prot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cropro.2011.09.010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1.79" calcext:value-type="float">
            <text:p>1.7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tatistic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Mouen_Bedimo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J.A. Mouen Bedimo, C. Cilas, J.L. Nott{\\'{e}}ghem, D. Bieysse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5--131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2.09.009</text:p>
          </table:table-cell>
          <table:table-cell table:style-name="ce16" office:value-type="string" calcext:value-type="string">
            <text:p>Original random page number included in previous article.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Qin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unhao Qin, Hongzhi He, Shiming Luo, Huashou L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9--93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ffects of rice-water chestnut intercropping on rice sheath blight and rice blast diseas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style-name="ce20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rop Protection</text:p>
          </table:table-cell>
          <table:table-cell table:style-name="ce17" office:value-type="string" calcext:value-type="string">
            <text:p>Crop Prot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cropro.2012.09.00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79" calcext:value-type="float">
            <text:p>1.7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4" draw:text-style-name="P2" svg:width="411.93pt" svg:height="42.72pt" svg:x="1124.9pt" svg:y="276.01pt" draw:caption-point-x="-11.54pt" draw:caption-point-y="-22.99pt">
              <dc:date>2019-02-17T00:00:00</dc:date>
              <text:p text:style-name="P1">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" calcext:value-type="float">
            <office:annotation draw:style-name="gr4" draw:text-style-name="P2" svg:width="485.69pt" svg:height="42.72pt" svg:x="1421.8pt" svg:y="276.01pt" draw:caption-point-x="-11.54pt" draw:caption-point-y="-22.99pt">
              <dc:date>2019-02-17T00:00:00</dc:date>
              <text:p text:style-name="P1">SAS, OriginPro and Canoco were used. most individuals can afford?</text:p>
              <text:p text:style-name="P1"><text:tab/>-Emerson M. Del Ponte</text:p>
            </office:annotation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OriginPro, Canoco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Veromann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9--88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43" calcext:value-type="float">
            <text:p>43</text:p>
          </table:table-cell>
          <table:table-cell table:style-name="ce36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3.10.00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291.74pt" draw:caption-point-x="-11.54pt" draw:caption-point-y="-22.96pt">
              <dc:date>2019-02-17T00:00:00</dc:date>
              <text:p text:style-name="P1">R is cited in the text but not properly. The vegan package use is properly cited.</text:p>
              <text:p text:style-name="P1"><text:tab/>-Adam H Sparks</text:p>
            </office:annotation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imee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enjamin Mimee, Roxane Andersen, Guy B{\\'{e}}lair, Anne Vanasse, Mike Rott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27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style-name="ce20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rop Protection</text:p>
          </table:table-cell>
          <table:table-cell table:style-name="ce17" office:value-type="string" calcext:value-type="string">
            <text:p>Crop Prot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cropro.2013.10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79" calcext:value-type="float">
            <text:p>1.7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307.5pt" draw:caption-point-x="-11.54pt" draw:caption-point-y="-22.99pt">
              <dc:date>2019-02-17T00:00:00</dc:date>
              <text:p text:style-name="P1">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tatistic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ollange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--15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4.09.015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323.23pt" draw:caption-point-x="-11.54pt" draw:caption-point-y="-22.96pt">
              <dc:date>2019-02-17T00:00:00</dc:date>
              <text:p text:style-name="P1">Proper citation, alas, no version number</text:p>
              <text:p text:style-name="P1"><text:tab/>-Adam H Sparks</text:p>
            </office:annotation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Lachenaud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Ph. Lachenaud, V. Rossi, J.-M. Thevenin, F. Doar{\\'{e}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1--95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7" calcext:value-type="float">
            <text:p>67</text:p>
          </table:table-cell>
          <table:table-cell table:style-name="ce20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5.10.01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office:annotation draw:style-name="gr2" draw:text-style-name="P2" svg:width="485.69pt" svg:height="42.75pt" svg:x="1421.8pt" svg:y="339pt" draw:caption-point-x="-11.54pt" draw:caption-point-y="-22.99pt">
              <dc:date>2019-02-17T00:00:00</dc:date>
              <text:p text:style-name="P1">I have no idea how much GENSTAT costs?</text:p>
              <text:p text:style-name="P1"><text:tab/>-Adam H Sparks</text:p>
            </office:annotation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ugisa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7--123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Determinants of groundnut rosette virus disease occurrence in {Uganda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1-9847-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5" draw:text-style-name="P2" svg:width="210.25pt" svg:height="74.98pt" svg:x="1842.43pt" svg:y="354.76pt" draw:caption-point-x="-11.54pt" draw:caption-point-y="-22.99pt">
              <dc:date>2019-02-17T00:00:00</dc:date>
              <text:p text:style-name="P1">Website refers to it as "Statgraphics Centurion XVI"</text:p>
              <text:p text:style-name="P1"><text:tab/>-Adam H Sparks</text:p>
              <text:p text:style-name="P1">It also costs &gt;1400USD</text:p>
              <text:p text:style-name="P1"><text:tab/>-Adam H Sparks</text:p>
            </office:annotation>
            <text:p>Statgraphics XV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9--5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\textit{{Meloidogyne ethiopica}} parasitism on water management and physiological stress in tomato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2-0064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office:annotation draw:style-name="gr2" draw:text-style-name="P2" svg:width="485.69pt" svg:height="42.75pt" svg:x="1421.8pt" svg:y="370.49pt" draw:caption-point-x="-11.54pt" draw:caption-point-y="-22.96pt">
              <dc:date>2019-02-17T00:00:00</dc:date>
              <text:p text:style-name="P1">No price is available for Lasergene, you must ask for a quote.</text:p>
              <text:p text:style-name="P1"><text:tab/>-Adam H Sparks</text:p>
            </office:annotation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61.68pt" svg:x="1609.09pt" svg:y="361.02pt" draw:caption-point-x="-11.54pt" draw:caption-point-y="-13.49pt">
              <dc:date>2019-02-17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BLAST, LaserGene, PHYLIP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hunwen Lu, Michael C. Edwards, Timothy L. Friese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9--6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2-0065-7</text:p>
          </table:table-cell>
          <table:table-cell table:style-name="ce17" office:value-type="string" calcext:value-type="string">
            <text:p>Original random page number included in previous article. Next sequential article selected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PAST, 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orrez-Calzada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Claudia Torres-Calzada, Raul Tapia-Tussell, Inocencio Higuera-Ciapara, Daisy Perez-Brito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67-79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2-0034-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3" draw:text-style-name="P2" svg:width="411.93pt" svg:height="43.48pt" svg:x="1124.9pt" svg:y="402.01pt" draw:caption-point-x="-11.54pt" draw:caption-point-y="-22.99pt">
              <dc:date>2019-02-17T00:00:00</dc:date>
              <text:p text:style-name="P1">phylogenetics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RNAviz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ao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engji Cao, Huanan Su, Sagheer Atta, Xuefeng Wang, Qiong Wu, Zhongan Li, Changyong Zhou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1--21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lecular characterization and phylogenetic analysis of Citrus viroid V isolates from Pakist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European Journal of Plant Pathology</text:p>
          </table:table-cell>
          <table:table-cell table:style-name="ce15" office:value-type="string" calcext:value-type="string">
            <text:p>Eur J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658-012-0069-3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698" calcext:value-type="float">
            <text:p>1.69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RIDA® SOFT Win software, Infostat 2007 software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5--1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35" calcext:value-type="float">
            <text:p>13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European Journal of Plant Pathology</text:p>
          </table:table-cell>
          <table:table-cell table:style-name="ce15" office:value-type="string" calcext:value-type="string">
            <text:p>Eur 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658-013-0315-3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698" calcext:value-type="float">
            <text:p>1.69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543--155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4-0525-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450pt" draw:caption-point-x="-11.54pt" draw:caption-point-y="-22.99pt">
              <dc:date>2019-02-17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PS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Papaioannou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Ioannis A. Papaioannou, Milton A.Typ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1-82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Barrage formation is independent from heterokaryon incompatibility in \textit{{Verticillium dahliae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5-0740-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4" draw:text-style-name="P2" svg:width="401.56pt" svg:height="42.72pt" svg:x="1609.09pt" svg:y="465.76pt" draw:caption-point-x="-11.54pt" draw:caption-point-y="-22.99pt">
              <dc:date>2019-02-17T00:00:00</dc:date>
              <text:p text:style-name="P1">Deposited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pDRAW32, SPSS, 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Vasić, N. Duduk, I. Vico, D. rančić, V. Pajić, D. Backhous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439-0329.2011.00729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481.49pt" draw:caption-point-x="-11.54pt" draw:caption-point-y="-22.96pt">
              <dc:date>2019-02-17T00:00:00</dc:date>
              <text:p text:style-name="P1">Only says that the sequences were "analysed"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36--1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solation of {\textit{Phytophthora lateralis}} from {\textit{Chamaecyparis}} foliage in Taiw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439-0329.2010.00710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497.25pt" draw:caption-point-x="-11.54pt" draw:caption-point-y="-22.99pt">
              <dc:date>2019-02-17T00:00:00</dc:date>
              <text:p text:style-name="P1">genstat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style-name="ce17" office:value-type="string" calcext:value-type="string">
            <text:p>ARTICLE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439-0329.2011.00712.x</text:p>
          </table:table-cell>
          <table:table-cell table:style-name="ce17" office:value-type="string" calcext:value-type="string">
            <text:p>Original random page number included in previous article. Next sequential article selected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512.99pt" draw:caption-point-x="-11.54pt" draw:caption-point-y="-22.96pt">
              <dc:date>2019-02-17T00:00:00</dc:date>
              <text:p text:style-name="P1">Quantity One version 4.6.3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Quantity On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01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528.75pt" draw:caption-point-x="-11.54pt" draw:caption-point-y="-22.99pt">
              <dc:date>2019-02-17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1" draw:text-style-name="P2" svg:width="401.56pt" svg:height="74.24pt" svg:x="1609.09pt" svg:y="528.75pt" draw:caption-point-x="-11.54pt" draw:caption-point-y="-22.99pt">
              <dc:date>2019-02-17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528.75pt" draw:caption-point-x="-11.54pt" draw:caption-point-y="-22.99pt">
              <dc:date>2019-02-17T00:00:00</dc:date>
              <text:p text:style-name="P1">Any analysis software is not discussed</text:p>
              <text:p text:style-name="P1"><text:tab/>-Adam H Sparks</text:p>
            </office:annotation>
            <text:p>NSITE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D.-D. Wang, X.-Y. Cheng, Y.-S. Wang, H.-Y. Pan, B.-Y. Xi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44--15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style-name="ce20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0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544.51pt" draw:caption-point-x="-11.54pt" draw:caption-point-y="-22.99pt">
              <dc:date>2019-02-17T00:00:00</dc:date>
              <text:p text:style-name="P1">No mention of how graphs were made</text:p>
              <text:p text:style-name="P1"><text:tab/>-Adam H Sparks</text:p>
            </office:annotation>
            <text:p>MAFFT, MEGA, PAUP, 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. Roux, H. Solheim, G. Kamgan Nkuekam, M. J. Wingfield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4--1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\textit{{Sporendocladia bactrospora}} associated with wounds on native broadleaved trees in {Norway} and {Sweden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efp.1207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85.69pt" svg:height="42.75pt" svg:x="1421.8pt" svg:y="560.24pt" draw:caption-point-x="-11.54pt" draw:caption-point-y="-22.96pt">
              <dc:date>2019-02-17T00:00:00</dc:date>
              <text:p text:style-name="P1">several.. CODONCODE ALIGNER 4.0.2 program, WEBSAT, PRIMER3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ODONCODE ALIGNER, WEBSAT, PRIMER3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13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, Exce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efp.1223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office:annotation draw:style-name="gr4" draw:text-style-name="P2" svg:width="485.69pt" svg:height="42.72pt" svg:x="1421.8pt" svg:y="591.76pt" draw:caption-point-x="-11.54pt" draw:caption-point-y="-22.99pt">
              <dc:date>2019-02-17T00:00:00</dc:date>
              <text:p text:style-name="P1">Gen- Bank and PhytophthoraDB</text:p>
              <text:p text:style-name="P1"><text:tab/>-Emerson M. Del Ponte</text:p>
            </office:annotation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GenBank, PhytophthoraDB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Forest Pathology</text:p>
          </table:table-cell>
          <table:table-cell table:style-name="ce15" office:value-type="string" calcext:value-type="string">
            <text:p>Fores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efp.12263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481" calcext:value-type="float">
            <text:p>1.481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owtie, samtools, GenAlEx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im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.-S. Kim, P. A. Hohenlohe, K.-H. Kim, S.-T. Seo, N. B. Klopfenstein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M. Hale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64--167</text:p>
          </table:table-cell>
          <table:table-cell table:style-name="ce15" office:value-type="string" calcext:value-type="string">
            <text:p>Wiley-Blackwell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360-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1" draw:text-style-name="P2" svg:width="426.22pt" svg:height="74.24pt" svg:x="1536.83pt" svg:y="623.25pt" draw:caption-point-x="-11.54pt" draw:caption-point-y="-22.99pt">
              <dc:date>2019-02-17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 Sparks</text:p>
              <text:p text:style-name="P1">They do mention the phrase "no statistical significance" so I can assume that statistical analysis was indeed performed and this should be 0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Id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Yukari Ido, Kenji S. Nakahara, Ichiro Uyed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7--132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White clover mosaic virus-induced gene silencing in pe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367-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638.99pt" draw:caption-point-x="-11.54pt" draw:caption-point-y="-22.96pt">
              <dc:date>2019-02-17T00:00:00</dc:date>
              <text:p text:style-name="P1">Phylogenetic analysis was performed, no mention of what was used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amamot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un Yamamoto, Kazuaki Tanaka, Nobuaki Ohtaka, Toyozo Sato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9--105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General Plant Pathology</text:p>
          </table:table-cell>
          <table:table-cell table:style-name="ce17" office:value-type="string" calcext:value-type="string">
            <text:p>J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327-012-0363-0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49" calcext:value-type="float">
            <text:p>1.04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654.75pt" draw:caption-point-x="-11.54pt" draw:caption-point-y="-22.99pt">
              <dc:date>2019-02-17T00:00:00</dc:date>
              <text:p text:style-name="P1">First report of a pathogen</text:p>
              <text:p text:style-name="P1"><text:tab/>-Emerson M. Del Ponte</text:p>
            </office:annotation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office:annotation draw:style-name="gr2" draw:text-style-name="P2" svg:width="485.69pt" svg:height="42.75pt" svg:x="1421.8pt" svg:y="654.75pt" draw:caption-point-x="-11.54pt" draw:caption-point-y="-22.99pt">
              <dc:date>2019-02-17T00:00:00</dc:date>
              <text:p text:style-name="P1">MEGA 5.05 software</text:p>
              <text:p text:style-name="P1"><text:tab/>-Emerson M. Del Ponte</text:p>
            </office:annotation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ashiro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Nobuya Tashiro, Kayo Manabe, Youichi Id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0--144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78" calcext:value-type="float">
            <text:p>78</text:p>
          </table:table-cell>
          <table:table-cell table:style-name="ce36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2-0364-z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rimer3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Yakabe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1--126</text:p>
          </table:table-cell>
          <table:table-cell table:style-name="ce15" office:value-type="string" calcext:value-type="string">
            <text:p>Springer Nature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8" calcext:value-type="float">
            <text:p>78</text:p>
          </table:table-cell>
          <table:table-cell table:style-name="ce35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3-0428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office:annotation draw:style-name="gr2" draw:text-style-name="P2" svg:width="514.35pt" svg:height="42.75pt" svg:x="1328.09pt" svg:y="686.24pt" draw:caption-point-x="-11.54pt" draw:caption-point-y="-22.96pt">
              <dc:date>2019-02-17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 Sparks</text:p>
            </office:annotation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1" draw:text-style-name="P2" svg:width="401.56pt" svg:height="74.24pt" svg:x="1609.09pt" svg:y="686.24pt" draw:caption-point-x="-11.54pt" draw:caption-point-y="-22.96pt">
              <dc:date>2019-02-17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Fgenesh, SignalP, Protcomp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Zhang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6--104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416-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2-0405-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ep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--11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9" calcext:value-type="float">
            <text:p>79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3-0480-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office:annotation draw:style-name="gr2" draw:text-style-name="P2" svg:width="401.56pt" svg:height="42.75pt" svg:x="1609.09pt" svg:y="733.49pt" draw:caption-point-x="-11.54pt" draw:caption-point-y="-22.96pt">
              <dc:date>2019-02-17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23" office:value-type="string" calcext:value-type="string">
            <text:p>BLAS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9--10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Brown root rot of Russell prairie gentian caused by \textitit{{Subplenodomus drobnjacensis}}. 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3-0491-1</text:p>
          </table:table-cell>
          <table:table-cell table:style-name="ce15" office:value-type="string" calcext:value-type="string">
            <text:p>Random page number exact duplicate of last, next sequential article selected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749.25pt" draw:caption-point-x="-11.54pt" draw:caption-point-y="-22.99pt">
              <dc:date>2019-02-17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MEGA, BLAS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office:annotation draw:style-name="gr2" draw:text-style-name="P2" svg:width="1126.2pt" svg:height="42.75pt" svg:x="3087.58pt" svg:y="749.25pt" draw:caption-point-x="-11.54pt" draw:caption-point-y="-22.99pt">
              <dc:date>2019-02-17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General Plant Pathology</text:p>
          </table:table-cell>
          <table:table-cell table:style-name="ce17" office:value-type="string" calcext:value-type="string">
            <text:p>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327-014-0557-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49" calcext:value-type="float">
            <text:p>1.04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764.99pt" draw:caption-point-x="-11.54pt" draw:caption-point-y="-22.96pt">
              <dc:date>2019-02-17T00:00:00</dc:date>
              <text:p text:style-name="P1">germplasm evaluation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6" draw:text-style-name="P2" svg:width="485.69pt" svg:height="105.76pt" svg:x="1421.8pt" svg:y="764.99pt" draw:caption-point-x="-11.54pt" draw:caption-point-y="-22.96pt">
              <dc:date>2019-02-17T00:00:00</dc:date>
              <text:p text:style-name="P1">uses SAS</text:p>
              <text:p text:style-name="P1"><text:tab/>-Emerson M. Del Ponte</text:p>
              <text:p text:style-name="P1">I thought we were ranking SAS as a 2 since there is a free version?</text:p>
              <text:p text:style-name="P1"><text:tab/>-Adam H Sparks</text:p>
              <text:p text:style-name="P1">If so, I will need to change everything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5-0633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office:annotation draw:style-name="gr2" draw:text-style-name="P2" svg:width="426.22pt" svg:height="42.75pt" svg:x="1536.83pt" svg:y="780.75pt" draw:caption-point-x="-11.54pt" draw:caption-point-y="-22.99pt">
              <dc:date>2019-02-17T00:00:00</dc:date>
              <text:p text:style-name="P1">Some of the data are available as supplementary materials, but scripts, etc. used to calculate correlation coefficient are not mentioned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office:annotation draw:style-name="gr2" draw:text-style-name="P2" svg:width="401.56pt" svg:height="42.75pt" svg:x="1609.09pt" svg:y="780.75pt" draw:caption-point-x="-11.54pt" draw:caption-point-y="-22.99pt">
              <dc:date>2019-02-17T00:00:00</dc:date>
              <text:p text:style-name="P1">Article supplementary materials are provided, but any scripts or data used for analysis are not available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1--5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ield method to monitor the mycoparasitic fungus \textit{{Coniothyrium minitan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82" calcext:value-type="float">
            <text:p>8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6-0656-9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796.51pt" draw:caption-point-x="-11.54pt" draw:caption-point-y="-22.99pt">
              <dc:date>2019-02-17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LAST, ClustalW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Takao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ma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1--131</text:p>
          </table:table-cell>
          <table:table-cell table:style-name="ce15" office:value-type="string" calcext:value-type="string">
            <text:p>Springer Nature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2" calcext:value-type="float">
            <text:p>82</text:p>
          </table:table-cell>
          <table:table-cell table:style-name="ce35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0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" calcext:value-type="float">
            <office:annotation draw:style-name="gr2" draw:text-style-name="P2" svg:width="485.69pt" svg:height="42.75pt" svg:x="1421.8pt" svg:y="812.24pt" draw:caption-point-x="-11.54pt" draw:caption-point-y="-22.96pt">
              <dc:date>2019-02-17T00:00:00</dc:date>
              <text:p text:style-name="P1">Blast and MEGA are both free as in beer, but not free as in speech</text:p>
              <text:p text:style-name="P1"><text:tab/>-Adam H Sparks</text:p>
            </office:annotation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oc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6--9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1" calcext:value-type="float">
            <text:p>161</text:p>
          </table:table-cell>
          <table:table-cell table:style-name="ce20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03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office:annotation draw:style-name="gr2" draw:text-style-name="P2" svg:width="454.11pt" svg:height="42.75pt" svg:x="967.69pt" svg:y="828pt" draw:caption-point-x="-11.54pt" draw:caption-point-y="-22.99pt">
              <dc:date>2019-02-17T00:00:00</dc:date>
              <text:p text:style-name="P1">Supporting information and data instructions only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01.56pt" svg:height="42.75pt" svg:x="1609.09pt" svg:y="828pt" draw:caption-point-x="-11.54pt" draw:caption-point-y="-22.99pt">
              <dc:date>2019-02-17T00:00:00</dc:date>
              <text:p text:style-name="P1">not sure what to include here given that multiple methods of analysis used</text:p>
              <text:p text:style-name="P1"><text:tab/>-Emerson M. Del Ponte</text:p>
            </office:annotation>
            <text:p>0</text:p>
          </table:table-cell>
          <table:table-cell table:style-name="ce24" office:value-type="string" calcext:value-type="string">
            <text:p>SigmaPlot, AlphaEase FC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hyto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ph.12027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63" calcext:value-type="float">
            <text:p>1.06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4" draw:text-style-name="P2" svg:width="485.69pt" svg:height="42.72pt" svg:x="1421.8pt" svg:y="843.76pt" draw:caption-point-x="-11.54pt" draw:caption-point-y="-22.99pt">
              <dc:date>2019-02-17T00:00:00</dc:date>
              <text:p text:style-name="P1">SPSS 16.0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hyto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jph.1203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63" calcext:value-type="float">
            <text:p>1.063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office:annotation draw:style-name="gr2" draw:text-style-name="P2" svg:width="411.93pt" svg:height="42.75pt" svg:x="1124.9pt" svg:y="859.49pt" draw:caption-point-x="-11.54pt" draw:caption-point-y="-22.96pt">
              <dc:date>2019-02-17T00:00:00</dc:date>
              <text:p text:style-name="P1">could not find this info. Volumes are regarded as monthly issues in the journal.</text:p>
              <text:p text:style-name="P1"><text:tab/>-Emerson M. Del Ponte</text:p>
            </office:annotation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859.49pt" draw:caption-point-x="-11.54pt" draw:caption-point-y="-22.96pt">
              <dc:date>2019-02-17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859.49pt" draw:caption-point-x="-11.54pt" draw:caption-point-y="-22.96pt">
              <dc:date>2019-02-17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Gene mapper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9--5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61" calcext:value-type="float">
            <text:p>16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15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onghong Ge, David I. Guest, Yang B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ug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8--54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2" calcext:value-type="float">
            <text:p>162</text:p>
          </table:table-cell>
          <table:table-cell table:style-name="ce20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25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RIMEREXPLOR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27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1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nsitivity of Venturia inaequalis to Trifloxystrobin and Difenoconazole in {Uruguay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3" calcext:value-type="float">
            <text:p>1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fa.2012.01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1" draw:text-style-name="P2" svg:width="485.69pt" svg:height="74.24pt" svg:x="1421.8pt" svg:y="922.51pt" draw:caption-point-x="-11.54pt" draw:caption-point-y="-22.99pt">
              <dc:date>2019-02-17T00:00:00</dc:date>
              <text:p text:style-name="P1">Gene Marker v 1.5 software</text:p>
              <text:p text:style-name="P1"><text:tab/>-Emerson M. Del Ponte</text:p>
              <text:p text:style-name="P1">XLSTAT-2011 software, Structure software 2.23, MULTILOCUS v1.32, v, Inskscape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Make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Ali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H. Ali, S.S. Alam, R.N. Attanayake, M. Rahman, W. Che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4" calcext:value-type="float">
            <text:p>94</text:p>
          </table:table-cell>
          <table:table-cell table:style-name="ce36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17" office:value-type="string" calcext:value-type="string">
            <text:p>1125-4653</text:p>
          </table:table-cell>
          <table:table-cell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fa.2012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Suarez-Estrella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IN VITRO CONTROL OF FUSARIUM WILT USING AGROINDUSTRIAL SUBPRODUCT-BASED COMPOST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4" calcext:value-type="float">
            <text:p>94</text:p>
          </table:table-cell>
          <table:table-cell table:style-name="ce36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17" office:value-type="string" calcext:value-type="string">
            <text:p>1125-4653</text:p>
          </table:table-cell>
          <table:table-cell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fa.2012.003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954pt" draw:caption-point-x="-11.54pt" draw:caption-point-y="-22.99pt">
              <dc:date>2019-02-17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ClustalX, Primer Express, LinRegPCR software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Shegani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71--7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Citrus tristeza virus on the island of {Crete}: a survey and detection protocol applications 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4" calcext:value-type="float">
            <text:p>94</text:p>
          </table:table-cell>
          <table:table-cell table:style-name="ce35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15" office:value-type="string" calcext:value-type="string">
            <text:p>1125-4653</text:p>
          </table:table-cell>
          <table:table-cell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4454/jpp.v95i1.00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4" draw:text-style-name="P2" svg:width="514.35pt" svg:height="42.72pt" svg:x="1328.09pt" svg:y="969.76pt" draw:caption-point-x="-11.54pt" draw:caption-point-y="-22.99pt">
              <dc:date>2019-02-17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 Sparks</text:p>
            </office:annotation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hoto-Cap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. Baghaee Ravari, K. Moslemkhani, P. Khodayga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07--113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5i1.00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985.49pt" draw:caption-point-x="-11.54pt" draw:caption-point-y="-22.96pt">
              <dc:date>2019-02-17T00:00:00</dc:date>
              <text:p text:style-name="P1">describes new formae specialis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985.49pt" draw:caption-point-x="-11.54pt" draw:caption-point-y="-22.96pt">
              <dc:date>2019-02-17T00:00:00</dc:date>
              <text:p text:style-name="P1">Mega5, SplitsTree4, ClustalW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SplitsTree4, ClustalW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v95i1.028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001.25pt" draw:caption-point-x="-11.54pt" draw:caption-point-y="-22.99pt">
              <dc:date>2019-02-17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Excel, PHYLIP, BLAST, SeaView4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5--126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5i1.01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016.99pt" draw:caption-point-x="-11.54pt" draw:caption-point-y="-22.96pt">
              <dc:date>2019-02-17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lustalX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4454/jpp.v97i1.01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" calcext:value-type="float">
            <office:annotation draw:style-name="gr2" draw:text-style-name="P2" svg:width="429.36pt" svg:height="42.75pt" svg:x="418.48pt" svg:y="1048.51pt" draw:caption-point-x="-11.54pt" draw:caption-point-y="-22.99pt">
              <dc:date>2019-02-17T00:00:00</dc:date>
              <text:p text:style-name="P1">changed to 173 to fit plant virology section</text:p>
              <text:p text:style-name="P1"><text:tab/>-Emerson M. Del Ponte</text:p>
            </office:annotation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1" draw:text-style-name="P2" svg:width="284.91pt" svg:height="74.24pt" svg:x="682.78pt" svg:y="1048.51pt" draw:caption-point-x="-11.54pt" draw:caption-point-y="-22.99pt">
              <dc:date>2019-02-17T00:00:00</dc:date>
              <text:p text:style-name="P1">Systemic distribution of different low pathogenic avian influenza (LPAI) viruses in chicken</text:p>
              <text:p text:style-name="P1"><text:tab/>-Emerson M. Del Ponte</text:p>
              <text:p text:style-name="P1">This is a replicate of above.. suggest to elminate</text:p>
              <text:p text:style-name="P1"><text:tab/>-Emerson M. Del Ponte</text:p>
            </office:annotation>
            <text:p>10.4454/jpp.v98i1.028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42.75pt" svg:x="1609.09pt" svg:y="1048.51pt" draw:caption-point-x="-11.54pt" draw:caption-point-y="-22.99pt">
              <dc:date>2019-02-17T00:00:00</dc:date>
              <text:p text:style-name="P1">Nucleotide sequences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DNAMA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H.F. El-Kammar, O.M. El-Banna, A.H. Hamed, M.S. Abbas, A.K. El-Atta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4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ROLOGICAL, MOLECULAR AND ULTRASTRUCTURAL STUDIES ON TOBACCO RATTLE VIRUS-INFECTED POTATO PLANTS IN EGYP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8i1.07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1064.24pt" draw:caption-point-x="-11.54pt" draw:caption-point-y="-22.96pt">
              <dc:date>2019-02-17T00:00:00</dc:date>
              <text:p text:style-name="P1">virus IDentification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7" draw:text-style-name="P2" svg:width="485.69pt" svg:height="105pt" svg:x="1421.8pt" svg:y="1064.24pt" draw:caption-point-x="-11.54pt" draw:caption-point-y="-22.96pt">
              <dc:date>2019-02-17T00:00:00</dc:date>
              <text:p text:style-name="P1">ClustalX</text:p>
              <text:p text:style-name="P1"><text:tab/>-Emerson M. Del Ponte</text:p>
              <text:p text:style-name="P1">Mega5</text:p>
              <text:p text:style-name="P1"><text:tab/>-Emerson M. Del Ponte</text:p>
              <text:p text:style-name="P1">RDP4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v98i1.030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1080pt" draw:caption-point-x="-11.54pt" draw:caption-point-y="-22.99pt">
              <dc:date>2019-02-17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ClustalX, BioEdit, MEGA, RDP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5--11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8" draw:text-style-name="P2" svg:width="284.91pt" svg:height="128.86pt" svg:x="682.78pt" svg:y="1068.07pt" draw:caption-point-x="-11.54pt" draw:caption-point-y="4.71pt">
              <dc:date>2019-02-17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 Sparks</text:p>
            </office:annotation>
            <text:p>10.1111/j.1364-3703.2011.00737.x</text:p>
          </table:table-cell>
          <table:table-cell table:style-name="ce16" office:value-type="string" calcext:value-type="string">
            <text:p>Original random page number is in previous article, selected next article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BLAS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1.00723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BLASTX, MycorWeb, ESTate, TBLASTX, BLASTP, SignalP, TargetP, TMHMM, ClustalW2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1.0073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ST, NJPLO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 Pathology</text:p>
          </table:table-cell>
          <table:table-cell table:style-name="ce17" office:value-type="string" calcext:value-type="string">
            <text:p>Mol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4-3703.2011.00726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819" calcext:value-type="float">
            <text:p>4.81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9" draw:text-style-name="P2" svg:width="485.69pt" svg:height="42.01pt" svg:x="1421.8pt" svg:y="1142.99pt" draw:caption-point-x="-11.54pt" draw:caption-point-y="-22.96pt">
              <dc:date>2019-02-17T00:00:00</dc:date>
              <text:p text:style-name="P1">Genstat</text:p>
              <text:p text:style-name="P1"><text:tab/>-Emerson M. Del Ponte</text:p>
            </office:annotation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 Pathology</text:p>
          </table:table-cell>
          <table:table-cell table:style-name="ce17" office:value-type="string" calcext:value-type="string">
            <text:p>Mol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4-3703.2011.00731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819" calcext:value-type="float">
            <text:p>4.81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10" draw:text-style-name="P2" svg:width="284.91pt" svg:height="326.24pt" svg:x="682.78pt" svg:y="1173.74pt" draw:caption-point-x="-11.54pt" draw:caption-point-y="-22.22pt">
              <dc:date>2019-02-17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 Sparks</text:p>
              <text:p text:style-name="P1">+zacharyfoster1989@gmail.com, will you be completing these evaluations or do +edelponte@gmail.com and I need to do them for you?</text:p>
              <text:p text:style-name="P1"><text:tab/>-Adam H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M. Del Ponte</text:p>
              <text:p text:style-name="P1">Hmm, sorry, I know I looked up new articles for the two that were reviews here. I'll fix that now.</text:p>
              <text:p text:style-name="P1"><text:tab/>-Adam H Sparks</text:p>
              <text:p text:style-name="P1">The new DOI is not a review.</text:p>
              <text:p text:style-name="P1"><text:tab/>-Adam H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173.74pt" draw:caption-point-x="-11.54pt" draw:caption-point-y="-22.22pt">
              <dc:date>2019-02-17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173.74pt" draw:caption-point-x="-11.54pt" draw:caption-point-y="-22.22pt">
              <dc:date>2019-02-17T00:00:00</dc:date>
              <text:p text:style-name="P1">Sorry, I clicked the "resolve" button by accident. This score looks right to me in that case</text:p>
              <text:p text:style-name="P1"><text:tab/>-Adam H Sparks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173.74pt" draw:caption-point-x="-11.54pt" draw:caption-point-y="-22.22pt">
              <dc:date>2019-02-17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office:annotation draw:style-name="gr2" draw:text-style-name="P2" svg:width="210.25pt" svg:height="61.68pt" svg:x="1842.43pt" svg:y="1164.27pt" draw:caption-point-x="-11.54pt" draw:caption-point-y="-12.76pt">
              <dc:date>2019-02-17T00:00:00</dc:date>
              <text:p text:style-name="P1">The level of detail in the materials and methods is meticulous and to be commended. Not just computational, but all information contained</text:p>
              <text:p text:style-name="P1"><text:tab/>-Adam H Sparks</text:p>
            </office:annotation>
            <text:p>PAML v4.3, 7300 System Sequence Detection Software</text:p>
            <text:p>(Version 1.4) 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CUI, L., YIN, W., DONG, S., WANG, Y.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4--12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2.0082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4--5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6" draw:text-style-name="P2" svg:width="284.91pt" svg:height="105.76pt" svg:x="682.78pt" svg:y="1205.23pt" draw:caption-point-x="-11.54pt" draw:caption-point-y="-22.96pt">
              <dc:date>2019-02-17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M. Del Ponte</text:p>
            </office:annotation>
            <text:p>10.1111/j.1364-3703.2012.00825.x</text:p>
          </table:table-cell>
          <table:table-cell table:style-name="ce15" office:value-type="string" calcext:value-type="string">
            <text:p>Original random page number is pathogen profile, next sequential article selected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7300 System SDS software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9--2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j.1364-3703.2012.00836.x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85.69pt" svg:height="42.75pt" svg:x="1421.8pt" svg:y="1221pt" draw:caption-point-x="-11.54pt" draw:caption-point-y="-22.99pt">
              <dc:date>2019-02-17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1-14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1236.76pt" draw:caption-point-x="-11.54pt" draw:caption-point-y="-22.99pt">
              <dc:date>2019-02-17T00:00:00</dc:date>
              <text:p text:style-name="P1">Two data files are made available in the supplementary materials</text:p>
              <text:p text:style-name="P1"><text:tab/>-Adam H Sparks</text:p>
            </office:annotation>
            <text:p>10.1111/mpp.1207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gnalP, InterproScan, GenomeThread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06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252.49pt" draw:caption-point-x="-11.54pt" draw:caption-point-y="-22.96pt">
              <dc:date>2019-02-17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AS, R, GenePix Pro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ug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4--5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16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1268.25pt" draw:caption-point-x="-11.54pt" draw:caption-point-y="-22.99pt">
              <dc:date>2019-02-17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268.25pt" draw:caption-point-x="-11.54pt" draw:caption-point-y="-22.99pt">
              <dc:date>2019-02-17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OrthoMCL, DAMBE, MrBayes, PHYLIP, GraphPad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7--14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1" draw:text-style-name="P2" svg:width="284.91pt" svg:height="74.24pt" svg:x="682.78pt" svg:y="1284.01pt" draw:caption-point-x="-11.54pt" draw:caption-point-y="-22.99pt">
              <dc:date>2019-02-17T00:00:00</dc:date>
              <text:p text:style-name="P1">Statistical analysis was performed, but no mention of software or the methods used at all.</text:p>
              <text:p text:style-name="P1"><text:tab/>-Adam H Sparks</text:p>
              <text:p text:style-name="P1">Other methods used in the lab, etc. appear to be quite detailed.</text:p>
              <text:p text:style-name="P1"><text:tab/>-Adam H Sparks</text:p>
            </office:annotation>
            <text:p>10.1111/mpp.1225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4" draw:text-style-name="P2" svg:width="401.56pt" svg:height="42.72pt" svg:x="1609.09pt" svg:y="1284.01pt" draw:caption-point-x="-11.54pt" draw:caption-point-y="-22.99pt">
              <dc:date>2019-02-17T00:00:00</dc:date>
              <text:p text:style-name="P1">Data were deposited in Gene Expression Omnibus (GEO)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26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1299.74pt" draw:caption-point-x="-11.54pt" draw:caption-point-y="-22.96pt">
              <dc:date>2019-02-17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299.74pt" draw:caption-point-x="-11.54pt" draw:caption-point-y="-22.96pt">
              <dc:date>2019-02-17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LAST, PDQuest, MASCO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ma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8--11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318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1315.5pt" draw:caption-point-x="-11.54pt" draw:caption-point-y="-22.99pt">
              <dc:date>2019-02-17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23" office:value-type="float" office:value="3" calcext:value-type="float">
            <office:annotation draw:style-name="gr2" draw:text-style-name="P2" svg:width="485.69pt" svg:height="42.75pt" svg:x="1421.8pt" svg:y="1315.5pt" draw:caption-point-x="-11.54pt" draw:caption-point-y="-22.99pt">
              <dc:date>2019-02-17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315.5pt" draw:caption-point-x="-11.54pt" draw:caption-point-y="-22.99pt">
              <dc:date>2019-02-17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sgRNA Designer, BLASTN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7--13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mpmi-07-11-019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331.23pt" draw:caption-point-x="-11.54pt" draw:caption-point-y="-22.96pt">
              <dc:date>2019-02-17T00:00:00</dc:date>
              <text:p text:style-name="P1">R version is given, however the proper citation is not given for R. However, packages are properly cited.</text:p>
              <text:p text:style-name="P1"><text:tab/>-Adam H Sparks</text:p>
            </office:annotation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, Multiexperiment viewer, Babelomic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onzalez_Ibeas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Daniel Gonzalez-Ibeas, Joaquin Ca{\\~{n}}izares, Miguel A. Arand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07--118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mpmi-06-11-015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514.35pt" svg:height="42.75pt" svg:x="1328.09pt" svg:y="1347pt" draw:caption-point-x="-11.54pt" draw:caption-point-y="-22.99pt">
              <dc:date>2019-02-17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50.49pt" svg:x="1609.09pt" svg:y="1343.14pt" draw:caption-point-x="-11.54pt" draw:caption-point-y="-19.13pt">
              <dc:date>2019-02-17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office:annotation draw:style-name="gr2" draw:text-style-name="P2" svg:width="210.25pt" svg:height="72.88pt" svg:x="1842.43pt" svg:y="1331.94pt" draw:caption-point-x="-11.54pt" draw:caption-point-y="-7.94pt">
              <dc:date>2019-02-17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 Sparks</text:p>
            </office:annotation>
            <text:p>QVALUE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Rodr_guez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V{\\'{\\i}}ctor M. Rodr{\\'{\\i}}guez, Rogelio Santiago, Rosa Ana Malvar, Ana Butr{\\'{o}}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1--68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nducible Maize Defense Mechanisms Against the Corn Borer \textit{{Sesamia nonagrioides}}: A Transcriptome and Biochemical Approach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<text:a xlink:href="https://doi.org/10.1094%2Fmpmi-06-11-0154" xlink:type="simple">https://doi.org/10.1094%2Fmpmi-06-11-015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16" office:value-type="string" calcext:value-type="string">
            <text:p>Original random number a review, selected second sequential article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office:annotation draw:style-name="gr2" draw:text-style-name="P2" svg:width="426.22pt" svg:height="42.75pt" svg:x="1536.83pt" svg:y="1362.76pt" draw:caption-point-x="-11.54pt" draw:caption-point-y="-22.99pt">
              <dc:date>2019-02-17T00:00:00</dc:date>
              <text:p text:style-name="P1">Review article</text:p>
              <text:p text:style-name="P1"><text:tab/>-Emerson M. Del Ponte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NA</text:p>
          </table:table-cell>
          <table:table-cell table:style-name="ce16" table:number-columns-repeated="2"/>
          <table:table-cell table:style-name="ce24"/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36--43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6" calcext:value-type="float">
            <text:p>26</text:p>
          </table:table-cell>
          <table:table-cell table:style-name="ce20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5-12-0121-fi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office:annotation draw:style-name="gr2" draw:text-style-name="P2" svg:width="514.35pt" svg:height="42.75pt" svg:x="1328.09pt" svg:y="1378.49pt" draw:caption-point-x="-11.54pt" draw:caption-point-y="-22.96pt">
              <dc:date>2019-02-17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378.49pt" draw:caption-point-x="-11.54pt" draw:caption-point-y="-22.96pt">
              <dc:date>2019-02-17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01.56pt" svg:height="42.75pt" svg:x="1609.09pt" svg:y="1378.49pt" draw:caption-point-x="-11.54pt" draw:caption-point-y="-22.96pt">
              <dc:date>2019-02-17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1378.49pt" draw:caption-point-x="-11.54pt" draw:caption-point-y="-22.96pt">
              <dc:date>2019-02-17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Maier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Tom R. Maier, Tarek Hewezi, Jiqing Peng, Thomas J. Baum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1--35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16" office:value-type="string" calcext:value-type="string">
            <text:p>Duplicate article was selected initially. This is the article following 10.1094/mpmi-08-13-0225-r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401.56pt" svg:height="42.75pt" svg:x="1609.09pt" svg:y="1394.25pt" draw:caption-point-x="-11.54pt" draw:caption-point-y="-22.99pt">
              <dc:date>2019-02-17T00:00:00</dc:date>
              <text:p text:style-name="P1">seqs submitted to NCBI, other data not provided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text:p>JMP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/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/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7" calcext:value-type="float">
            <text:p>27</text:p>
          </table:table-cell>
          <table:table-cell table:style-name="ce20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8-13-0225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4" draw:text-style-name="P2" svg:width="514.35pt" svg:height="42.72pt" svg:x="1328.09pt" svg:y="1410.01pt" draw:caption-point-x="-11.54pt" draw:caption-point-y="-22.99pt">
              <dc:date>2019-02-17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Baek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56--65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7" calcext:value-type="float">
            <text:p>27</text:p>
          </table:table-cell>
          <table:table-cell table:style-name="ce36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9-15-0204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Ishiga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Yasuhiro Ishiga, Yuki Ichinos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19--131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\textit{{Pseudomonas syringae}} pv. \textit{tomato} {OxyR} Is Required for Virulence in Tomato and Arabidopsi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9" calcext:value-type="float">
            <text:p>29</text:p>
          </table:table-cell>
          <table:table-cell table:style-name="ce36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9-15-0219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hang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96--108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9" calcext:value-type="float">
            <text:p>29</text:p>
          </table:table-cell>
          <table:table-cell table:style-name="ce36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3-15-0047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85.69pt" svg:height="42.75pt" svg:x="1421.8pt" svg:y="1457.23pt" draw:caption-point-x="-11.54pt" draw:caption-point-y="-22.96pt">
              <dc:date>2019-02-17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Liu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6--56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{OsGF14b} Positively Regulates Panicle Blast Resistance but Negatively Regulates Leaf Blast Resistance in Ric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7-15-0153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lstat2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Zheng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Desen Zheng, Thomas J. Bur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9--118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2x643914</text:p>
          </table:table-cell>
          <table:table-cell table:style-name="ce16" office:value-type="string" calcext:value-type="string">
            <text:p>Original random page number not applicable, selected previous plant parasitic nematod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488.76pt" draw:caption-point-x="-11.54pt" draw:caption-point-y="-22.99pt">
              <dc:date>2019-02-17T00:00:00</dc:date>
              <text:p text:style-name="P1">SAS mentioned by name only, not cited and no version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lowright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Richard Plowright, Paul Speijer, Jolly Dusabe, Daniel Coyn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1--56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Nematology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63/156854112x645606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87" calcext:value-type="float">
            <text:p>1.087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weru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ancy W. Waweru, Turoop Losenge, Thomas Dubois, Esther M. Kahangi, Daniel Coyn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01--107</text:p>
          </table:table-cell>
          <table:table-cell table:style-name="ce17" office:value-type="string" calcext:value-type="string">
            <text:p>Brill Academic Publisher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5" calcext:value-type="float">
            <text:p>15</text:p>
          </table:table-cell>
          <table:table-cell table:style-name="ce36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3</text:p>
          </table:table-cell>
          <table:table-cell table:style-name="ce16" office:value-type="string" calcext:value-type="string">
            <text:p>Original random page number not applicable, selected only plant parasitic nematode articles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estana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1--5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6</text:p>
          </table:table-cell>
          <table:table-cell table:style-name="ce16" office:value-type="string" calcext:value-type="string">
            <text:p>Original random page number not applicable, selected only plant parasitic nematode articles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tistic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abasan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73--8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Nematology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63/15685411-0000275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87" calcext:value-type="float">
            <text:p>1.087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Humphreys_Pereira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Danny A. Humphreys-Pereira, Axel A. Elling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9--162</text:p>
          </table:table-cell>
          <table:table-cell table:style-name="ce17" office:value-type="string" calcext:value-type="string">
            <text:p>Brill Academic Publisher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rphological variability in second-stage juveniles and males of \textit{{Meloidogyne chitwoodi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938</text:p>
          </table:table-cell>
          <table:table-cell table:style-name="ce16" office:value-type="string" calcext:value-type="string">
            <text:p>Original random page number not applicable, selected next plant parasitic nematod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514.35pt" svg:height="42.75pt" svg:x="1328.09pt" svg:y="1567.5pt" draw:caption-point-x="-11.54pt" draw:caption-point-y="-22.99pt">
              <dc:date>2019-02-17T00:00:00</dc:date>
              <text:p text:style-name="P1">No packages are cited, but looking at the work, I think it's safe to assume all was in the base R installation</text:p>
              <text:p text:style-name="P1"><text:tab/>-Adam H Sparks</text:p>
            </office:annotation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iela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5</text:p>
          </table:table-cell>
          <table:table-cell table:style-name="ce1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583.23pt" draw:caption-point-x="-11.54pt" draw:caption-point-y="-22.96pt">
              <dc:date>2019-02-17T00:00:00</dc:date>
              <text:p text:style-name="P1">Mentioned by name only, no proper citation in references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Shaver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radly R. Shaver, Sergio Marchant, Paula Agudelo, S. Bruce Marti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3--65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18S {rRNA} and {COI} haplotype diversity of \textit{{Trichodorus obtusus}} from turfgrass in South Caroli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2.03.001</text:p>
          </table:table-cell>
          <table:table-cell table:style-name="ce16" office:value-type="string" calcext:value-type="string">
            <text:p>Original random number does not exist, selected first article from July 201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hen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ul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12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1.12.003</text:p>
          </table:table-cell>
          <table:table-cell table:style-name="ce16" office:value-type="string" calcext:value-type="string">
            <text:p>Original random number does not exist, selected first article from April 201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614.76pt" draw:caption-point-x="-11.54pt" draw:caption-point-y="-22.99pt">
              <dc:date>2019-02-17T00:00:00</dc:date>
              <text:p text:style-name="P1">Mentioned with a version number, no proper citation</text:p>
              <text:p text:style-name="P1"><text:tab/>-Adam H Sparks</text:p>
            </office:annotation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401.56pt" svg:height="42.75pt" svg:x="1609.09pt" svg:y="1614.76pt" draw:caption-point-x="-11.54pt" draw:caption-point-y="-22.99pt">
              <dc:date>2019-02-17T00:00:00</dc:date>
              <text:p text:style-name="P1">Primer Sequences are in article supplementary materials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office:annotation draw:style-name="gr2" draw:text-style-name="P2" svg:width="210.25pt" svg:height="61.68pt" svg:x="1842.43pt" svg:y="1605.29pt" draw:caption-point-x="-11.54pt" draw:caption-point-y="-13.52pt">
              <dc:date>2019-02-17T00:00:00</dc:date>
              <text:p text:style-name="P1">I don't know if these handle statistics? There are statistical data cited in the figures, but no mention of how analysis was actually carried out</text:p>
              <text:p text:style-name="P1"><text:tab/>-Adam H Sparks</text:p>
            </office:annotation>
            <text:p>MassLynxTM, QuanLynxTM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azawa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7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1.11.00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Excel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utuku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J.M. Mutuku, A. Nos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41--51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77" calcext:value-type="float">
            <text:p>77</text:p>
          </table:table-cell>
          <table:table-cell table:style-name="ce36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2.03.002</text:p>
          </table:table-cell>
          <table:table-cell table:style-name="ce15" office:value-type="string" calcext:value-type="string">
            <text:p>Original random number does not exist, selected second article from July 2012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Zakharenkova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--20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urface contact of cucumber or rice leaves with water can suppress their fungal diseas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9" calcext:value-type="float">
            <text:p>79</text:p>
          </table:table-cell>
          <table:table-cell table:style-name="ce35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4.02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4" draw:text-style-name="P2" svg:width="485.69pt" svg:height="42.72pt" svg:x="1421.8pt" svg:y="1662.01pt" draw:caption-point-x="-11.54pt" draw:caption-point-y="-22.99pt">
              <dc:date>2019-02-17T00:00:00</dc:date>
              <text:p text:style-name="P1">Primer 3, AlphaEase FC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Primer3, AlphaEase FC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4.03.005</text:p>
          </table:table-cell>
          <table:table-cell table:style-name="ce17" office:value-type="string" calcext:value-type="string">
            <text:p>No page number 136, last article of first issue for 2014 selected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677.74pt" draw:caption-point-x="-11.54pt" draw:caption-point-y="-22.96pt">
              <dc:date>2019-02-17T00:00:00</dc:date>
              <text:p text:style-name="P1">Bioedit, Image Lab TM, Mega5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Bioedit, Image Lab TM, MEG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ondal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apr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98--106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86" calcext:value-type="float">
            <text:p>86</text:p>
          </table:table-cell>
          <table:table-cell table:style-name="ce36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4.04.005</text:p>
          </table:table-cell>
          <table:table-cell table:style-name="ce15" office:value-type="string" calcext:value-type="string">
            <text:p>No page number 144, first article of second issue for 2014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1693.5pt" draw:caption-point-x="-11.54pt" draw:caption-point-y="-22.99pt">
              <dc:date>2019-02-17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Campe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Ruth Campe, Marco Loehrer, Uwe Conrath, Katharina Goelln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--8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\textit{{Phakopsora pachyrhizi}} induces defense marker genes to necrotrophs in \textit{{Arabidopsis thaliana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7" calcext:value-type="float">
            <text:p>87</text:p>
          </table:table-cell>
          <table:table-cell table:style-name="ce35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4.04.004</text:p>
          </table:table-cell>
          <table:table-cell table:style-name="ce15" office:value-type="string" calcext:value-type="string">
            <text:p>No page number 131, second to last article of first issue for 2014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1705.38pt" draw:caption-point-x="-11.54pt" draw:caption-point-y="-19.11pt">
              <dc:date>2019-02-17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u_niak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89--97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6" calcext:value-type="float">
            <text:p>86</text:p>
          </table:table-cell>
          <table:table-cell table:style-name="ce35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5.12.00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2" draw:text-style-name="P2" svg:width="514.35pt" svg:height="42.75pt" svg:x="1328.09pt" svg:y="1725pt" draw:caption-point-x="-11.54pt" draw:caption-point-y="-22.99pt">
              <dc:date>2019-02-17T00:00:00</dc:date>
              <text:p text:style-name="P1">SAS cited in text, no version or proper reference</text:p>
              <text:p text:style-name="P1"><text:tab/>-Adam H Sparks</text:p>
            </office:annotation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ollayi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3--9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3" calcext:value-type="float">
            <text:p>93</text:p>
          </table:table-cell>
          <table:table-cell table:style-name="ce20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6.01.01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2" calcext:value-type="float">
            <office:annotation draw:style-name="gr2" draw:text-style-name="P2" svg:width="514.35pt" svg:height="42.75pt" svg:x="1328.09pt" svg:y="1740.76pt" draw:caption-point-x="-11.54pt" draw:caption-point-y="-22.99pt">
              <dc:date>2019-02-17T00:00:00</dc:date>
              <text:p text:style-name="P1">Name and version provided, no proper entry in references</text:p>
              <text:p text:style-name="P1"><text:tab/>-Adam H Sparks</text:p>
            </office:annotation>
            <text:p>2</text:p>
          </table:table-cell>
          <table:table-cell table:style-name="ce24" office:value-type="float" office:value="2" calcext:value-type="float">
            <office:annotation draw:style-name="gr2" draw:text-style-name="P2" svg:width="485.69pt" svg:height="42.75pt" svg:x="1421.8pt" svg:y="1740.76pt" draw:caption-point-x="-11.54pt" draw:caption-point-y="-22.99pt">
              <dc:date>2019-02-17T00:00:00</dc:date>
              <text:p text:style-name="P1">Proprietary Windows-only and for the PCR machines, not general statistical use</text:p>
              <text:p text:style-name="P1"><text:tab/>-Adam H Sparks</text:p>
            </office:annotation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2" draw:text-style-name="P2" svg:width="401.56pt" svg:height="42.75pt" svg:x="1609.09pt" svg:y="1740.76pt" draw:caption-point-x="-11.54pt" draw:caption-point-y="-22.99pt">
              <dc:date>2019-02-17T00:00:00</dc:date>
              <text:p text:style-name="P1">Available on Elsevier's website for the article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StepOne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hand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9--12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3" calcext:value-type="float">
            <text:p>93</text:p>
          </table:table-cell>
          <table:table-cell table:style-name="ce20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5.12.005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756.49pt" draw:caption-point-x="-11.54pt" draw:caption-point-y="-22.96pt">
              <dc:date>2019-02-17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EGA, PLACE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Chai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Chunyue Chai, Wentao Zeng, Yanling Lin, Danyu Shen, Meixiang Zhang, Daolong Do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9--57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3" calcext:value-type="float">
            <text:p>93</text:p>
          </table:table-cell>
          <table:table-cell table:style-name="ce35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1-0194-0</text:p>
          </table:table-cell>
          <table:table-cell table:style-name="ce17" office:value-type="string" calcext:value-type="string">
            <text:p>Original random page number not applicable, selected first prior plant pathology article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1-0206-0</text:p>
          </table:table-cell>
          <table:table-cell table:style-name="ce17" office:value-type="string" calcext:value-type="string">
            <text:p>Original random page number not applicable, selected first following plant pathology article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56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803.74pt" draw:caption-point-x="-11.54pt" draw:caption-point-y="-22.96pt">
              <dc:date>2019-02-17T00:00:00</dc:date>
              <text:p text:style-name="P1">Link provided only points to Ambion|ThermoFisher website</text:p>
              <text:p text:style-name="P1"><text:tab/>-Adam H Sparks</text:p>
            </office:annotation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iRNA Target Find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--1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64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Giovanna Gilardi, Stefano Demarchi, Angelo Garibaldi, Maria Lodovica Gullin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9--7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75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iray Arli-Sokmen, Mehmet Ali Sevi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9--168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pread of \textit{Tomato spotted wilt virus} from an internal virus source by thrips species in Samsun, Turke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2-0271-z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1847.14pt" draw:caption-point-x="-11.54pt" draw:caption-point-y="-19.13pt">
              <dc:date>2019-02-17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3--14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2-0272-y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tatistic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43--14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23-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DNAMAN, MEGA, DnaSP, Networ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Charfeddine Gharsallah, Amina Ben Halima, Hatem Fakhfakh, Faten Gorsan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7--9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18-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office:annotation draw:style-name="gr2" draw:text-style-name="P2" svg:width="514.35pt" svg:height="42.75pt" svg:x="1328.09pt" svg:y="1898.25pt" draw:caption-point-x="-11.54pt" draw:caption-point-y="-22.99pt">
              <dc:date>2019-02-17T00:00:00</dc:date>
              <text:p text:style-name="P1">Giving this a 0. MEGA is cited as version 5 being used but the citation cites MEGA4?</text:p>
              <text:p text:style-name="P1"><text:tab/>-Adam H Sparks</text:p>
            </office:annotation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Anurag Kumar Sahu, Chitra Nehra, R. K. Gau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1--8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31-4</text:p>
          </table:table-cell>
          <table:table-cell table:style-name="ce1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4" draw:text-style-name="P2" svg:width="401.56pt" svg:height="42.72pt" svg:x="1609.09pt" svg:y="1914.01pt" draw:caption-point-x="-11.54pt" draw:caption-point-y="-22.99pt">
              <dc:date>2019-02-17T00:00:00</dc:date>
              <text:p text:style-name="P1">data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Domenico Bertetti, Giuseppe Ortu, Maria Lodovica Gullino, Angelo Garibald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89--19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ontamination of seeds of Iceland poppy ({\textit{Papaver nudicaule} L.} by \textit{{Fusarium oxyspor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4-0424-3</text:p>
          </table:table-cell>
          <table:table-cell table:style-name="ce17" office:value-type="string" calcext:value-type="string">
            <text:p>Original random page number article not applicable, selected first prior article that was plant pathology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5-0493-y</text:p>
          </table:table-cell>
          <table:table-cell table:style-name="ce17" office:value-type="string" calcext:value-type="string">
            <text:p>Original random page number article not applicable, selected first prior article that was plant pathology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initab, 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5-0497-7</text:p>
          </table:table-cell>
          <table:table-cell table:style-name="ce15" office:value-type="string" calcext:value-type="string">
            <text:p>Original random page number not applicable, selected first previous article that was plant pathology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office:annotation draw:style-name="gr2" draw:text-style-name="P2" svg:width="401.56pt" svg:height="42.75pt" svg:x="1609.09pt" svg:y="1961.23pt" draw:caption-point-x="-11.54pt" draw:caption-point-y="-22.96pt">
              <dc:date>2019-02-17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23" office:value-type="string" calcext:value-type="string">
            <office:annotation draw:style-name="gr11" draw:text-style-name="P2" svg:width="210.25pt" svg:height="431.18pt" svg:x="1842.43pt" svg:y="1948.54pt" draw:caption-point-x="-11.54pt" draw:caption-point-y="-10.26pt">
              <dc:date>2019-02-17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 Sparks</text:p>
            </office:annotation>
            <text:p>BLASTN, ClustalW, MEG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5--7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3" draw:text-style-name="P2" svg:width="284.91pt" svg:height="43.48pt" svg:x="682.78pt" svg:y="1977pt" draw:caption-point-x="-11.54pt" draw:caption-point-y="-22.99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Original random page number article not applicable, selected first following article that was applicable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3" draw:text-style-name="P2" svg:width="401.56pt" svg:height="43.48pt" svg:x="1609.09pt" svg:y="1977pt" draw:caption-point-x="-11.54pt" draw:caption-point-y="-22.99pt">
              <dc:date>2019-02-17T00:00:00</dc:date>
              <text:p text:style-name="P1">data in genbak, score is 3?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topathologia Mediterranea</text:p>
          </table:table-cell>
          <table:table-cell table:style-name="ce15" office:value-type="string" calcext:value-type="string">
            <text:p>Phytopathol Mediterr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3" draw:text-style-name="P2" svg:width="284.91pt" svg:height="43.48pt" svg:x="682.78pt" svg:y="1992.76pt" draw:caption-point-x="-11.54pt" draw:caption-point-y="-22.99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396" calcext:value-type="float">
            <text:p>1.396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GenSta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9--8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12" draw:text-style-name="P2" svg:width="284.91pt" svg:height="43.51pt" svg:x="682.78pt" svg:y="2008.49pt" draw:caption-point-x="-11.54pt" draw:caption-point-y="-22.96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tatistic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Phytopathologia Mediterranea</text:p>
          </table:table-cell>
          <table:table-cell table:style-name="ce15" office:value-type="string" calcext:value-type="string">
            <text:p>Phytopathol Mediterr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2" draw:text-style-name="P2" svg:width="284.91pt" svg:height="42.75pt" svg:x="682.78pt" svg:y="2024.99pt" draw:caption-point-x="-11.54pt" draw:caption-point-y="-23.73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396" calcext:value-type="float">
            <text:p>1.396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024.99pt" draw:caption-point-x="-11.54pt" draw:caption-point-y="-23.73pt">
              <dc:date>2019-02-17T00:00:00</dc:date>
              <text:p text:style-name="P1">Did not say how they made graphs. Looks like excel</text:p>
              <text:p text:style-name="P1"><text:tab/>-Zachary Foster</text:p>
            </office:annotation>
            <text:p>MSTAT-C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4-26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topathologia Mediterranea</text:p>
          </table:table-cell>
          <table:table-cell table:style-name="ce16" office:value-type="string" calcext:value-type="string">
            <text:p>Phytopathol Mediterr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2040.75pt" draw:caption-point-x="-11.54pt" draw:caption-point-y="-22.99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6" office:value-type="string" calcext:value-type="string">
            <text:p>Original random page number not applicable, selected first following article that was plant pathology</text:p>
          </table:table-cell>
          <table:table-cell table:style-name="ce16" office:value-type="float" office:value="1.396" calcext:value-type="float">
            <text:p>1.396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assine MABROUK, Sonia MEJRI, Imen HEMISSI, Omrane BELHADJ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4--6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topathologia Mediterranea</text:p>
          </table:table-cell>
          <table:table-cell table:style-name="ce16" office:value-type="string" calcext:value-type="string">
            <text:p>Phytopathol Mediterr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2056.51pt" draw:caption-point-x="-11.54pt" draw:caption-point-y="-22.99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6" office:value-type="string" calcext:value-type="string">
            <text:p>Original random page number was in previous article, next article selected</text:p>
          </table:table-cell>
          <table:table-cell table:style-name="ce16" office:value-type="float" office:value="1.396" calcext:value-type="float">
            <text:p>1.396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42.75pt" svg:x="1609.09pt" svg:y="2056.51pt" draw:caption-point-x="-11.54pt" draw:caption-point-y="-22.99pt">
              <dc:date>2019-02-17T00:00:00</dc:date>
              <text:p text:style-name="P1">I think that the data used in the study are freely available and the detail is sufficient in the article do a reasonable job recreating.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ArcGIS, Maxen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2--7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Potential distribution of \textit{{Xylella fastidiosa}} in Italy: a maximum entropy model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2" draw:text-style-name="P2" svg:width="284.91pt" svg:height="42.75pt" svg:x="682.78pt" svg:y="2072.24pt" draw:caption-point-x="-11.54pt" draw:caption-point-y="-22.96pt">
              <dc:date>2019-02-17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01.56pt" svg:height="42.75pt" svg:x="1609.09pt" svg:y="2072.24pt" draw:caption-point-x="-11.54pt" draw:caption-point-y="-22.96pt">
              <dc:date>2019-02-17T00:00:00</dc:date>
              <text:p text:style-name="P1">data in genbank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Mega6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3-11-006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Ramming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3--93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2" calcext:value-type="float">
            <text:p>102</text:p>
          </table:table-cell>
          <table:table-cell table:style-name="ce20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N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5--72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2" calcext:value-type="float">
            <text:p>102</text:p>
          </table:table-cell>
          <table:table-cell table:style-name="ce20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2" draw:text-style-name="P2" svg:width="284.91pt" svg:height="42.75pt" svg:x="682.78pt" svg:y="2119.49pt" draw:caption-point-x="-11.54pt" draw:caption-point-y="-22.96pt">
              <dc:date>2019-02-17T00:00:00</dc:date>
              <text:p text:style-name="P1">the previous DOI was for the next article, not the one containing p. 57</text:p>
              <text:p text:style-name="P1"><text:tab/>-Emerson M. Del Ponte</text:p>
            </office:annotation>
            <text:p>10.1094/phyto-04-11-0125</text:p>
          </table:table-cell>
          <table:table-cell table:style-name="ce17" office:value-type="string" calcext:value-type="string">
            <text:p>DOI did not match with page number. Picked the previous article that matched.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Gadoury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s of Prior Vegetative Growth, Inoculum Density, Light, and Mating on Conidiation of \textit{{Erysiphe necator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2" calcext:value-type="float">
            <text:p>102</text:p>
          </table:table-cell>
          <table:table-cell table:style-name="ce36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5-12-0108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MrBayes, FigTree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Robinson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egan D. Robinson, Timothy D. Murray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98--10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Genetic Variation of Wheat streak mosaic virus in the United States Pacific Northwest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3" calcext:value-type="float">
            <text:p>103</text:p>
          </table:table-cell>
          <table:table-cell table:style-name="ce36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thology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12-11-0349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48" calcext:value-type="float">
            <text:p>3.2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office:annotation draw:style-name="gr2" draw:text-style-name="P2" svg:width="401.56pt" svg:height="42.75pt" svg:x="1609.09pt" svg:y="2150.99pt" draw:caption-point-x="-11.54pt" draw:caption-point-y="-22.96pt">
              <dc:date>2019-02-17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23" office:value-type="string" calcext:value-type="string">
            <text:p>Fingerprinting II, Statistica, ARB, MOTHUR, SAS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lein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Eyal Klein, Maya Ofek, Jaacov Katan, Dror Minz, Abraham Gamliel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23--33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3" calcext:value-type="float">
            <text:p>103</text:p>
          </table:table-cell>
          <table:table-cell table:style-name="ce35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5-13-0119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tistix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arker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6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4" calcext:value-type="float">
            <text:p>104</text:p>
          </table:table-cell>
          <table:table-cell table:style-name="ce20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5-13-0129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gmaStat 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Horn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5--85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Sexual Reproduction in \textit{Aspergillus flavus} Sclerotia Naturally Produced in Cor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4" calcext:value-type="float">
            <text:p>104</text:p>
          </table:table-cell>
          <table:table-cell table:style-name="ce36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thology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02-13-0032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48" calcext:value-type="float">
            <text:p>3.2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61.68pt" svg:x="1842.43pt" svg:y="2188.77pt" draw:caption-point-x="-11.54pt" draw:caption-point-y="-13.49pt">
              <dc:date>2019-02-17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 Sparks</text:p>
            </office:annotation>
            <text:p>ASReml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Osorio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. F. Osorio, J. A. Pattison, N. A. Peres, V. M. Whitak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7--74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Variation and Gains in Resistance of Strawberry to \textit{{Colletotrichum gloeospor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4" calcext:value-type="float">
            <text:p>104</text:p>
          </table:table-cell>
          <table:table-cell table:style-name="ce35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4-14-009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erm_dez_Cardona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6--3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6-14-015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office:annotation draw:style-name="gr1" draw:text-style-name="P2" svg:width="401.56pt" svg:height="84.08pt" svg:x="1609.09pt" svg:y="2224.86pt" draw:caption-point-x="-11.54pt" draw:caption-point-y="-18.09pt">
              <dc:date>2019-02-17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STEMRUST_G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fender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35--4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valuation of the Ryegrass Stem Rust Model {STEMRUST}{\_}G and Its Implementation as a Decision Aid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6-13-0175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ateng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Kennedy Boateng, Kathy J. Lewi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9--79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Spore Dispersal by \textit{{Dothistroma septosporumin}} Northwest British Columbi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7-15-016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u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Ying Yu, Li Jiao, Shufang Fu, Ling Yin, Yali Zhang, Jiang L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6--6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Callose Synthase Family Genes Involved in the Grapevine Defense Response to Downy Mildew Diseas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6" calcext:value-type="float">
            <text:p>106</text:p>
          </table:table-cell>
          <table:table-cell table:style-name="ce20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17" office:value-type="string" calcext:value-type="string">
            <text:p>Original random page number not applicable, selected first following plant pathology article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hines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arco Thines, Young-Joon Choi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6--18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6" calcext:value-type="float">
            <text:p>106</text:p>
          </table:table-cell>
          <table:table-cell table:style-name="ce36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2-11-011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26.22pt" svg:height="42.75pt" svg:x="1536.83pt" svg:y="2292.75pt" draw:caption-point-x="-11.54pt" draw:caption-point-y="-22.99pt">
              <dc:date>2019-02-17T00:00:00</dc:date>
              <text:p text:style-name="P1">calculated several diversity indices but no software was used/mentioned</text:p>
              <text:p text:style-name="P1"><text:tab/>-Emerson M. Del Ponte</text:p>
            </office:annotation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n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Anmin Wan, Xianming Che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67--7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6" calcext:value-type="float">
            <text:p>96</text:p>
          </table:table-cell>
          <table:table-cell table:style-name="ce36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2-11-0040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GraphPad, Minitab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Disease</text:p>
          </table:table-cell>
          <table:table-cell table:style-name="ce16" office:value-type="string" calcext:value-type="string">
            <text:p>Plant Dis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dis-02-14-0122-r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68" calcext:value-type="float">
            <text:p>3.26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ohannes Petrus Louw, Lise Korste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30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Pathogenicity and Host Susceptibility of \textit{{Penicillium}} spp. on Citru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9" calcext:value-type="float">
            <text:p>99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7-12-0646-re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12-11-1071-re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dis-05-13-0492-re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equencher, ClustalX, BLAST, MEGA, PAUP, SA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Adesemoye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55--61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dentification of Species of \textit{{Botryosphaeriaceae}} Causing Bot Gummosis in Citrus in Californi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style-name="ce35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dis-04-13-0449-re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igmaPlot, SAS, InfoSta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Vega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Byron Vega, Megan M. Dewdney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7--76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Distribution of {QoI} Resistance in Populations of Tangerine-Infecting \textit{{Alternaria alternata}} in Florid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style-name="ce35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6-14-0572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ng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Xuefeng Wang, Harsha Doddapaneni, Jianchi Chen, Raymond K. Yokomi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9--15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9-13-0936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Kunwar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119--12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12-13-1257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Bhuiyan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hamsul A. Bhuiyan, Barry J. Croft, Joanne K. Stringer, Emily C. Deomano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93--99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02-14-0044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2441.14pt" draw:caption-point-x="-11.54pt" draw:caption-point-y="-19.13pt">
              <dc:date>2019-02-17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--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Information Graphs for Binary Predictor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5" calcext:value-type="float">
            <text:p>10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7-15-0171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2012-0402-01-rs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476.49pt" draw:caption-point-x="-11.54pt" draw:caption-point-y="-22.96pt">
              <dc:date>2019-02-17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9--8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ensitivity of Kansas Isolates of \textit{{Sclerotinia homoeocarpa}} to Boscalid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2013-0823-01-rs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string" calcext:value-type="string">
            <text:p>NA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SSES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Bonde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5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lant Health Progress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p-rs-14-0017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ostat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atheron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ichael E. Matheron, Martin Porchas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36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lant Health Progress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p-2013-0922-01-rs</text:p>
          </table:table-cell>
          <table:table-cell table:style-name="ce16" office:value-type="string" calcext:value-type="string">
            <text:p>No page numbers, articles selected at random</text:p>
          </table:table-cell>
          <table:table-cell table:style-name="ce16" office:value-type="string" calcext:value-type="string">
            <text:p>NA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arianne Powell, Jeremy Cowan, Carol Miles, Debra Ann Ingli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p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a High Tunnel, Organic Cropping System on Lettuce Diseases in Western Washingt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lant Health Progress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p-rs-15-0050</text:p>
          </table:table-cell>
          <table:table-cell table:style-name="ce16" office:value-type="string" calcext:value-type="string">
            <text:p>No page numbers, articles selected at random</text:p>
          </table:table-cell>
          <table:table-cell table:style-name="ce16" office:value-type="string" calcext:value-type="string">
            <text:p>NA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ckus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William W. Bockus, Erick D. De Wolf, Timothy C. Todd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Management Strategies for Barley Yellow Dwarf on Winter Wheat in Kansa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20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rs-15-0044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string" calcext:value-type="string">
            <text:p>NA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Woods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Joanna L. Woods, David H. Gent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usceptibility of Hop Cultivars to Downy Mildew: Associations with Chemical Characteristics and Region of Origi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5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1.02491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1.02503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LU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5-3059.2012.0262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12" draw:text-style-name="P2" svg:width="210.25pt" svg:height="43.51pt" svg:x="1842.43pt" svg:y="2602.49pt" draw:caption-point-x="-11.54pt" draw:caption-point-y="-22.96pt">
              <dc:date>2019-02-17T00:00:00</dc:date>
              <text:p text:style-name="P1">Some of these are available, others are but don't work without changing calendars, etc.</text:p>
              <text:p text:style-name="P1"><text:tab/>-Adam H Sparks</text:p>
            </office:annotation>
            <text:p>INSTRUCT, POWERMARKER, PHYLIP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. A. Kolmera, A. Hanzalovab, H. Goyeauc, R. Baylesd, A. Morgounov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Genetic differentiation of the wheat leaf rust fungus \textit{{Puccinia triticina}} in Europ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5-3059.2012.02631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YSTA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V. Jaspersa, A. M. Seyba, M. C. T. Troughtb, R. Balasubramaniamc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30--138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Overwintering grapevine debris as an important source of \textit{{Botrytis cinerea}} inocul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2.02625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office:annotation draw:style-name="gr3" draw:text-style-name="P2" svg:width="210.25pt" svg:height="43.48pt" svg:x="1842.43pt" svg:y="2634.01pt" draw:caption-point-x="-11.54pt" draw:caption-point-y="-22.99pt">
              <dc:date>2019-02-17T00:00:00</dc:date>
              <text:p text:style-name="P1">If not named in paper, please leave empty or set to NA</text:p>
              <text:p text:style-name="P1"><text:tab/>-Adam H Sparks</text:p>
            </office:annotation>
            <text:p>Multilocus, Arlequin, PAUP, GenAlEx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ppa.1208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T. Mas, A. M. C. Verdu ́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40--14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ppa.1208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9--139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05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ClustalW, FindMode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08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241</text:p>
          </table:table-cell>
          <table:table-cell table:style-name="ce17" office:value-type="string" calcext:value-type="string">
            <text:p>changed page from 25 to 24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<text:s/>Statgraphics Plus 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38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392</text:p>
          </table:table-cell>
          <table:table-cell table:style-name="ce17" office:value-type="string" calcext:value-type="string">
            <text:p>Original random number a review, selected next article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OPPR, FigTree, Popgene, Multilocus, GenAlEx, Polys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40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tatistic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15" office:value-type="string" calcext:value-type="string">
            <text:p>Plant Pathology</text:p>
          </table:table-cell>
          <table:table-cell table:style-name="ce15" office:value-type="string" calcext:value-type="string">
            <text:p>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ppa.12385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.723" calcext:value-type="float">
            <text:p>2.723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S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4--1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regap and Gap, MEGA, BLAST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\textit{{Fusarium mexicanum}} Causal Agent of Mango Malformation in {Jalisco, Mexico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2810.24pt" draw:caption-point-x="-11.54pt" draw:caption-point-y="-22.96pt">
              <dc:date>2019-02-17T00:00:00</dc:date>
              <text:p text:style-name="P1">Improper citation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Revista Mexicana de Fitopatología</text:p>
          </table:table-cell>
          <table:table-cell table:style-name="ce17" office:value-type="string" calcext:value-type="string">
            <text:p>Rev Mex Fitopat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17" office:value-type="string" calcext:value-type="string">
            <text:p>NA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Surfer, Exce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Revista Mexicana de Fitopatología</text:p>
          </table:table-cell>
          <table:table-cell table:style-name="ce15" office:value-type="string" calcext:value-type="string">
            <text:p>Rev Mex Fitopat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Direct link: http://www.rmf.smf.org.mx/DocumentosVolumenes/Escrito_30_1_2.pdf</text:p>
          </table:table-cell>
          <table:table-cell table:style-name="ce15" office:value-type="string" calcext:value-type="string">
            <text:p>NA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4" draw:text-style-name="P2" svg:width="210.25pt" svg:height="42.72pt" svg:x="1842.43pt" svg:y="2841.76pt" draw:caption-point-x="-11.54pt" draw:caption-point-y="-22.99pt">
              <dc:date>2019-02-17T00:00:00</dc:date>
              <text:p text:style-name="P1">I don't think we need to include version numbers for software?</text:p>
              <text:p text:style-name="P1"><text:tab/>-Adam H Sparks</text:p>
            </office:annotation>
            <text:p>various phylogeny and Image Tools 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-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Biocontrol of Witches' Broom Disease in Mango with \textit{{Trichoderma}} spp., Under Field Conditio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1" calcext:value-type="float">
            <text:p>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office:annotation draw:style-name="gr2" draw:text-style-name="P2" svg:width="433.39pt" svg:height="42.75pt" svg:x="894.7pt" svg:y="2873.25pt" draw:caption-point-x="-11.54pt" draw:caption-point-y="-22.99pt">
              <dc:date>2019-02-17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 Sparks</text:p>
            </office:annotation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, Surfer, MorLloyd, Exce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Revista Mexicana de Fitopatología</text:p>
          </table:table-cell>
          <table:table-cell table:style-name="ce17" office:value-type="string" calcext:value-type="string">
            <text:p>Rev Mex Fitopat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53" calcext:value-type="float">
            <office:annotation draw:style-name="gr2" draw:text-style-name="P2" svg:width="429.36pt" svg:height="42.75pt" svg:x="418.48pt" svg:y="2888.99pt" draw:caption-point-x="-11.54pt" draw:caption-point-y="-22.96pt">
              <dc:date>2019-02-17T00:00:00</dc:date>
              <text:p text:style-name="P1">changed from 69 to 53</text:p>
              <text:p text:style-name="P1"><text:tab/>-Emerson M. Del Ponte</text:p>
            </office:annotation>
            <text:p>5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17" office:value-type="string" calcext:value-type="string">
            <text:p>NA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Revista Mexicana de Fitopatología</text:p>
          </table:table-cell>
          <table:table-cell table:style-name="ce15" office:value-type="string" calcext:value-type="string">
            <text:p>Rev Mex Fitopato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Direct link: http://www.rmf.smf.org.mx/Vol3312015/NotasFitop/1407_1_2015.pdf</text:p>
          </table:table-cell>
          <table:table-cell table:style-name="ce15" office:value-type="string" calcext:value-type="string">
            <text:p>NA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904.75pt" draw:caption-point-x="-11.54pt" draw:caption-point-y="-22.99pt">
              <dc:date>2019-02-17T00:00:00</dc:date>
              <text:p text:style-name="P1">Is this the same Image tools as above?</text:p>
              <text:p text:style-name="P1"><text:tab/>-Adam H Sparks</text:p>
            </office:annotation>
            <text:p>Image tools, SAS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Diagrammatic Scale Severity for Tar Spot Complex in Maiz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Tropical Plant Pathology</text:p>
          </table:table-cell>
          <table:table-cell table:style-name="ce15" office:value-type="string" calcext:value-type="string">
            <text:p>Trop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13" draw:text-style-name="P2" svg:width="284.91pt" svg:height="168.75pt" svg:x="682.78pt" svg:y="2920.51pt" draw:caption-point-x="-11.54pt" draw:caption-point-y="-22.99pt">
              <dc:date>2019-02-17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 Sparks</text:p>
              <text:p text:style-name="P1">And this DOI hasn't been used yet, so I think we're safe.</text:p>
              <text:p text:style-name="P1"><text:tab/>-Adam H Sparks</text:p>
            </office:annotation>
            <text:p>10.1007/s40858-014-0001-9</text:p>
          </table:table-cell>
          <table:table-cell table:style-name="ce15" office:value-type="string" calcext:value-type="string">
            <text:p>No publication in 2012. Selected first article in Dec. 2015</text:p>
          </table:table-cell>
          <table:table-cell table:style-name="ce15" office:value-type="float" office:value="0.85" calcext:value-type="float">
            <text:p>0.85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Dec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5--10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he Host Status Of Coffee \textit{{Coffea arabica}} To \textit{{Ralstonia solanacearum}} Phylotype I Isolat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04-1</text:p>
          </table:table-cell>
          <table:table-cell table:style-name="ce17" office:value-type="string" calcext:value-type="string">
            <text:p>Only goes back to 2015, selected article from 2015 with page 20 contained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10-3</text:p>
          </table:table-cell>
          <table:table-cell table:style-name="ce17" office:value-type="string" calcext:value-type="string">
            <text:p>No publication in 2014. Selected first article in Apr. 2015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23-y</text:p>
          </table:table-cell>
          <table:table-cell table:style-name="ce17" office:value-type="string" calcext:value-type="string">
            <text:p>No publication in 2014. Selected article containing PN 111 in Apr. 2015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TreeView, CorelDraw, RDP, DnaSP, DataMonkey Serve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Tropical Plant Pathology</text:p>
          </table:table-cell>
          <table:table-cell table:style-name="ce15" office:value-type="string" calcext:value-type="string">
            <text:p>Trop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40858-015-0052-6</text:p>
          </table:table-cell>
          <table:table-cell table:style-name="ce15" office:value-type="string" calcext:value-type="string">
            <text:p>No publication in 2014. Selected second article in Dec. 2015</text:p>
          </table:table-cell>
          <table:table-cell table:style-name="ce15" office:value-type="float" office:value="0.85" calcext:value-type="float">
            <text:p>0.85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<text:s/>Statistic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62--36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illage system effect on the epidemic of soybean brown spo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Tropical Plant Pathology</text:p>
          </table:table-cell>
          <table:table-cell table:style-name="ce16" office:value-type="string" calcext:value-type="string">
            <text:p>Trop Plan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40858-015-0015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5" calcext:value-type="float">
            <text:p>0.85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PS Explorer, MASCO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ao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in-Xin Gao, Tong Liu, Jie Chen, Ya-Qian L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9--126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0" calcext:value-type="float">
            <text:p>40</text:p>
          </table:table-cell>
          <table:table-cell table:style-name="ce20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0-173</text:p>
          </table:table-cell>
          <table:table-cell table:style-name="ce17" office:value-type="string" calcext:value-type="string">
            <text:p>Selected first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17" office:value-type="string" calcext:value-type="string">
            <text:p>Selected third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table:number-columns-repeated="4"/>
          <table:table-cell table:style-name="ce25" office:value-type="string" calcext:value-type="string">
            <text:p>Irfan Ali, Imran Amin, Rob W Briddon, Shahid Mansoor</text:p>
          </table:table-cell>
          <table:table-cell table:style-name="ce17" table:number-columns-repeated="8"/>
          <table:table-cell table:style-name="ce32" office:value-type="string" calcext:value-type="string">
            <text:p>jul</text:p>
          </table:table-cell>
          <table:table-cell table:style-name="ce17"/>
          <table:table-cell table:style-name="ce32" office:value-type="string" calcext:value-type="string">
            <text:p>NA</text:p>
          </table:table-cell>
          <table:table-cell table:style-name="ce17"/>
          <table:table-cell table:style-name="ce32" office:value-type="string" calcext:value-type="string">
            <text:p>231--</text:p>
          </table:table-cell>
          <table:table-cell table:style-name="ce17" table:number-columns-repeated="3"/>
          <table:table-cell table:style-name="ce32" office:value-type="string" calcext:value-type="string">
            <text:p>Artificial microRNA-mediated resistance against the monopartite begomovirus Cotton leaf curl Burewala virus</text:p>
          </table:table-cell>
          <table:table-cell table:style-name="ce17"/>
          <table:table-cell table:style-name="ce32" office:value-type="float" office:value="10" calcext:value-type="float">
            <text:p>10</text:p>
          </table:table-cell>
          <table:table-cell table:style-name="ce17" table:number-columns-repeated="3"/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0-200</text:p>
          </table:table-cell>
          <table:table-cell table:style-name="ce17" office:value-type="string" calcext:value-type="string">
            <text:p>Selected second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1-66</text:p>
          </table:table-cell>
          <table:table-cell table:style-name="ce17" office:value-type="string" calcext:value-type="string">
            <text:p>Selected third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PAUP, FigTre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186/1743-422X-11-55" xlink:type="simple">10.1186/1743-422X-11-55</text:a></text:p>
          </table:table-cell>
          <table:table-cell table:style-name="ce17" office:value-type="string" calcext:value-type="string">
            <text:p>Selected second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1-81</text:p>
          </table:table-cell>
          <table:table-cell table:style-name="ce17" office:value-type="string" calcext:value-type="string">
            <text:p>Selected fourth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Molecular Annotation System 3.0 (MAS 3.0)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Virology Journal (Plant Viruses Section)</text:p>
          </table:table-cell>
          <table:table-cell table:style-name="ce15" office:value-type="string" calcext:value-type="string">
            <text:p>Virol J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86/1743-422x-11-19</text:p>
          </table:table-cell>
          <table:table-cell table:style-name="ce15" office:value-type="string" calcext:value-type="string">
            <text:p>Selected first article from 2014 in Plant Viruses section</text:p>
          </table:table-cell>
          <table:table-cell table:style-name="ce15" office:value-type="float" office:value="3.068" calcext:value-type="float">
            <text:p>3.068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3109.49pt" draw:caption-point-x="-11.54pt" draw:caption-point-y="-22.96pt">
              <dc:date>2019-02-17T00:00:00</dc:date>
              <text:p text:style-name="P1">This seems too high. It is beacuse they only used BLAST</text:p>
              <text:p text:style-name="P1"><text:tab/>-Zachary Foster</text:p>
            </office:annotation>
            <text:p>Adobe Photoshop CS2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9--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Cocksfoot mottle virus coat protein is dispensable for the systemic infec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332-2</text:p>
          </table:table-cell>
          <table:table-cell table:style-name="ce17" office:value-type="string" calcext:value-type="string">
            <text:p>Selected first article from 2015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ustom made not availabl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340-2</text:p>
          </table:table-cell>
          <table:table-cell table:style-name="ce17" office:value-type="string" calcext:value-type="string">
            <text:p>Selected second article from 2015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461-7</text:p>
          </table:table-cell>
          <table:table-cell table:style-name="ce17" office:value-type="string" calcext:value-type="string">
            <text:p>Selected first article from 2016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MEGA, DNASta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457-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MEGA, RDP4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 table:number-rows-repeated="800">
          <table:table-cell table:style-name="ce1" table:number-columns-repeated="8"/>
          <table:table-cell table:style-name="ce27" table:number-columns-repeated="9"/>
          <table:table-cell table:style-name="ce1" table:number-columns-repeated="4"/>
          <table:table-cell table:style-name="ce27"/>
          <table:table-cell table:style-name="ce1" table:number-columns-repeated="8"/>
          <table:table-cell table:style-name="ce34"/>
          <table:table-cell table:style-name="ce1"/>
          <table:table-cell table:style-name="ce34"/>
          <table:table-cell table:style-name="ce1"/>
          <table:table-cell table:style-name="ce34"/>
          <table:table-cell table:style-name="ce1" table:number-columns-repeated="3"/>
          <table:table-cell table:style-name="ce34"/>
          <table:table-cell table:style-name="ce1"/>
          <table:table-cell table:style-name="ce34"/>
          <table:table-cell table:style-name="ce1" table:number-columns-repeated="3"/>
          <table:table-cell table:number-columns-repeated="98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B1:article_evaluations.AR1">
            <calcext:condition calcext:apply-style-name="ConditionalStyle_1" calcext:value="formula-is(LEN(TRIM([.B1]))&gt;0)" calcext:base-cell-address="article_evaluations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656" meta:object-count="0"/>
    <meta:generator>LibreOfficeDev/6.0.5.2$Linux_X86_64 LibreOffice_project/</meta:generator>
  </office:meta>
</office:document-meta>
</file>